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1.8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1.1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7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0.6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4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2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.6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.5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1.0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0.9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5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4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8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9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1.0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6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2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3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79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9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.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6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5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5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1.0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1.0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.4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939cm"/>
    </style:style>
    <style:style style:name="gr4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0.293cm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3cm" fo:min-width="0.293cm"/>
    </style:style>
    <style:style style:name="gr46" style:family="graphic" style:parent-style-name="standard">
      <style:graphic-properties draw:fill="solid" draw:fill-color="#ffffff" draw:textarea-horizontal-align="center" draw:textarea-vertical-align="middle"/>
    </style:style>
    <style:style style:name="gr4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6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6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5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/>
    </style:style>
    <style:style style:name="P5" style:family="paragraph"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0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649cm" svg:height="2.001cm" svg:x="8.873cm" svg:y="7.26cm">
          <text:p text:style-name="P1"><text:span text:style-name="T1">IM</text:span></text:p>
        </draw:rect>
        <draw:rect draw:style-name="gr1" draw:text-style-name="P2" draw:layer="layout" svg:width="0.587cm" svg:height="1.972cm" svg:x="12.688cm" svg:y="7.26cm">
          <text:p text:style-name="P1"><text:span text:style-name="T1">IR</text:span></text:p>
        </draw:rect>
        <draw:rect draw:style-name="gr1" draw:text-style-name="P2" draw:layer="layout" svg:width="0.604cm" svg:height="2.001cm" svg:x="16.135cm" svg:y="7.26cm">
          <text:p text:style-name="P1"><text:span text:style-name="T1">ID</text:span></text:p>
        </draw:rect>
        <draw:frame draw:style-name="gr2" draw:text-style-name="P4" draw:layer="layout" svg:width="1.556cm" svg:height="0.776cm" svg:x="5.266cm" svg:y="21.599cm">
          <draw:text-box>
            <text:p text:style-name="P3"><text:span text:style-name="T1">stage0</text:span></text:p>
          </draw:text-box>
        </draw:frame>
        <draw:frame draw:style-name="gr2" draw:text-style-name="P4" draw:layer="layout" svg:width="1.556cm" svg:height="0.776cm" svg:x="8.733cm" svg:y="21.599cm">
          <draw:text-box>
            <text:p text:style-name="P3"><text:span text:style-name="T1">stage1</text:span></text:p>
          </draw:text-box>
        </draw:frame>
        <draw:frame draw:style-name="gr2" draw:text-style-name="P5" draw:layer="layout" svg:width="7.352cm" svg:height="0.988cm" svg:x="1.321cm" svg:y="1.266cm">
          <draw:text-box>
            <text:p text:style-name="P3"><text:span text:style-name="T2">MicroEngine for Processor Ring</text:span></text:p>
          </draw:text-box>
        </draw:frame>
        <draw:frame draw:style-name="gr2" draw:text-style-name="P4" draw:layer="layout" svg:width="1.556cm" svg:height="0.776cm" svg:x="16.311cm" svg:y="21.499cm">
          <draw:text-box>
            <text:p text:style-name="P3"><text:span text:style-name="T1">stage3</text:span></text:p>
          </draw:text-box>
        </draw:frame>
        <draw:frame draw:style-name="gr2" draw:text-style-name="P4" draw:layer="layout" svg:width="1.556cm" svg:height="0.776cm" svg:x="22.798cm" svg:y="21.499cm">
          <draw:text-box>
            <text:p text:style-name="P3"><text:span text:style-name="T1">stage4</text:span></text:p>
          </draw:text-box>
        </draw:frame>
        <draw:line draw:style-name="gr3" draw:text-style-name="P2" draw:layer="layout" svg:x1="35.26cm" svg:y1="6.197cm" svg:x2="35.253cm" svg:y2="21.08cm">
          <text:p text:style-name="P3"/>
        </draw:line>
        <draw:line draw:style-name="gr3" draw:text-style-name="P2" draw:layer="layout" svg:x1="5.578cm" svg:y1="6.449cm" svg:x2="5.578cm" svg:y2="21.438cm">
          <text:p text:style-name="P3"/>
        </draw:line>
        <draw:line draw:style-name="gr3" draw:text-style-name="P2" draw:layer="layout" svg:x1="9.701cm" svg:y1="6.494cm" svg:x2="9.701cm" svg:y2="21.039cm">
          <text:p text:style-name="P3"/>
        </draw:line>
        <draw:line draw:style-name="gr3" draw:text-style-name="P2" draw:layer="layout" svg:x1="13.377cm" svg:y1="6.449cm" svg:x2="13.377cm" svg:y2="21.262cm">
          <text:p text:style-name="P3"/>
        </draw:line>
        <draw:line draw:style-name="gr3" draw:text-style-name="P2" draw:layer="layout" svg:x1="29.665cm" svg:y1="6.172cm" svg:x2="29.665cm" svg:y2="20.983cm">
          <text:p text:style-name="P3"/>
        </draw:line>
        <draw:line draw:style-name="gr3" draw:text-style-name="P2" draw:layer="layout" svg:x1="16.897cm" svg:y1="6.216cm" svg:x2="16.897cm" svg:y2="21.338cm">
          <text:p text:style-name="P3"/>
        </draw:line>
        <draw:line draw:style-name="gr3" draw:text-style-name="P2" draw:layer="layout" svg:x1="23.664cm" svg:y1="6.084cm" svg:x2="23.664cm" svg:y2="21.028cm">
          <text:p text:style-name="P3"/>
        </draw:line>
        <draw:frame draw:style-name="gr2" draw:text-style-name="P4" draw:layer="layout" svg:width="2.589cm" svg:height="0.776cm" svg:x="5.121cm" svg:y="20.896cm">
          <draw:text-box>
            <text:p text:style-name="P3"><text:span text:style-name="T1">pc_pipestage</text:span></text:p>
          </draw:text-box>
        </draw:frame>
        <draw:frame draw:style-name="gr2" draw:text-style-name="P4" draw:layer="layout" svg:width="2.585cm" svg:height="0.776cm" svg:x="8.527cm" svg:y="20.896cm">
          <draw:text-box>
            <text:p text:style-name="P3"><text:span text:style-name="T1">im_pipestage</text:span></text:p>
          </draw:text-box>
        </draw:frame>
        <draw:frame draw:style-name="gr2" draw:text-style-name="P4" draw:layer="layout" svg:width="2.411cm" svg:height="0.776cm" svg:x="11.508cm" svg:y="20.896cm">
          <draw:text-box>
            <text:p text:style-name="P3"><text:span text:style-name="T1">ir_pipestage</text:span></text:p>
          </draw:text-box>
        </draw:frame>
        <draw:frame draw:style-name="gr2" draw:text-style-name="P4" draw:layer="layout" svg:width="2.487cm" svg:height="0.776cm" svg:x="15.378cm" svg:y="20.896cm">
          <draw:text-box>
            <text:p text:style-name="P3"><text:span text:style-name="T1">id_pipestage</text:span></text:p>
          </draw:text-box>
        </draw:frame>
        <draw:frame draw:style-name="gr2" draw:text-style-name="P4" draw:layer="layout" svg:width="2.441cm" svg:height="0.776cm" svg:x="22.178cm" svg:y="20.896cm">
          <draw:text-box>
            <text:p text:style-name="P3"><text:span text:style-name="T1">rf_pipestage</text:span></text:p>
          </draw:text-box>
        </draw:frame>
        <draw:frame draw:style-name="gr2" draw:text-style-name="P4" draw:layer="layout" svg:width="3.707cm" svg:height="0.776cm" svg:x="5.381cm" svg:y="7.425cm">
          <draw:text-box>
            <text:p text:style-name="P3"><text:span text:style-name="T1">pc_im_addr_pc1(10)</text:span></text:p>
          </draw:text-box>
        </draw:frame>
        <draw:line draw:style-name="gr4" draw:text-style-name="P6" draw:layer="layout" svg:x1="9.468cm" svg:y1="8.289cm" svg:x2="12.617cm" svg:y2="8.289cm">
          <text:p text:style-name="P3"/>
        </draw:line>
        <draw:frame draw:style-name="gr2" draw:text-style-name="P4" draw:layer="layout" svg:width="3.503cm" svg:height="0.776cm" svg:x="9.334cm" svg:y="7.501cm">
          <draw:text-box>
            <text:p text:style-name="P3"><text:span text:style-name="T1">im_ir_instr_im2(32)</text:span></text:p>
          </draw:text-box>
        </draw:frame>
        <draw:frame draw:style-name="gr2" draw:text-style-name="P4" draw:layer="layout" svg:width="3.233cm" svg:height="0.776cm" svg:x="13.155cm" svg:y="7.459cm">
          <draw:text-box>
            <text:p text:style-name="P3"><text:span text:style-name="T1">ir_id_instr_ir3(32)</text:span></text:p>
          </draw:text-box>
        </draw:frame>
        <draw:line draw:style-name="gr4" draw:text-style-name="P6" draw:layer="layout" svg:x1="13.257cm" svg:y1="8.26cm" svg:x2="16.077cm" svg:y2="8.26cm">
          <text:p text:style-name="P3"/>
        </draw:line>
        <draw:frame draw:style-name="gr2" draw:text-style-name="P4" draw:layer="layout" svg:width="1.556cm" svg:height="0.776cm" svg:x="12.033cm" svg:y="21.599cm">
          <draw:text-box>
            <text:p text:style-name="P3"><text:span text:style-name="T1">stage2</text:span></text:p>
          </draw:text-box>
        </draw:frame>
        <draw:line draw:style-name="gr4" draw:text-style-name="P6" draw:layer="layout" svg:x1="18.445cm" svg:y1="6.946cm" svg:x2="19.19cm" svg:y2="6.946cm">
          <text:p text:style-name="P3"/>
        </draw:line>
        <draw:custom-shape draw:style-name="gr5" draw:text-style-name="P7" draw:layer="layout" svg:width="1.59cm" svg:height="0.468cm" draw:transform="rotate (1.5707963267946) translate (19.165cm 8.164cm)">
          <draw:glue-point draw:id="8" svg:x="-5cm" svg:y="-2.578cm"/>
          <text:p text:style-name="P3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6" draw:layer="layout" svg:x1="19.624cm" svg:y1="7.339cm" svg:x2="20.584cm" svg:y2="7.339cm">
          <text:p text:style-name="P3"/>
        </draw:line>
        <draw:connector draw:style-name="gr4" draw:text-style-name="P6" draw:layer="layout" draw:line-skew="0cm -4.579cm -0.544cm" svg:x1="35.18cm" svg:y1="8.146cm" svg:x2="19.008cm" svg:y2="7.552cm" draw:start-shape="id1" draw:start-glue-point="1" draw:end-shape="id2" draw:end-glue-point="3">
          <text:p text:style-name="P3"/>
        </draw:connector>
        <draw:frame draw:style-name="gr2" draw:text-style-name="P4" draw:layer="layout" svg:width="3.575cm" svg:height="0.776cm" svg:x="18.682cm" svg:y="1.333cm">
          <draw:text-box>
            <text:p text:style-name="P3"><text:span text:style-name="T1">dm_rf_dst_dm6(32)</text:span></text:p>
          </draw:text-box>
        </draw:frame>
        <draw:frame draw:style-name="gr2" draw:text-style-name="P4" draw:layer="layout" svg:width="3.101cm" svg:height="0.776cm" svg:x="17.033cm" svg:y="8.694cm">
          <draw:text-box>
            <text:p text:style-name="P3"><text:span text:style-name="T1">id_rf_src1_rf4(5)</text:span></text:p>
          </draw:text-box>
        </draw:frame>
        <draw:line draw:style-name="gr4" draw:text-style-name="P6" draw:layer="layout" svg:x1="26.533cm" svg:y1="7.437cm" svg:x2="27.425cm" svg:y2="7.437cm">
          <text:p text:style-name="P3"/>
        </draw:line>
        <draw:line draw:style-name="gr4" draw:text-style-name="P6" draw:layer="layout" svg:x1="23.576cm" svg:y1="8.337cm" svg:x2="27.465cm" svg:y2="8.337cm">
          <text:p text:style-name="P3"/>
        </draw:line>
        <draw:frame draw:style-name="gr2" draw:text-style-name="P4" draw:layer="layout" svg:width="2.868cm" svg:height="0.776cm" draw:transform="rotate (-0.00959931088715418) translate (18.718cm 3.07cm)">
          <draw:text-box>
            <text:p text:style-name="P3"><text:span text:style-name="T1">alu_rf_alu6(32)</text:span></text:p>
          </draw:text-box>
        </draw:frame>
        <draw:line draw:style-name="gr4" draw:text-style-name="P6" draw:layer="layout" svg:x1="16.704cm" svg:y1="8.801cm" svg:x2="20.542cm" svg:y2="8.801cm">
          <text:p text:style-name="P3"/>
        </draw:line>
        <draw:line draw:style-name="gr4" draw:text-style-name="P6" draw:layer="layout" svg:x1="16.704cm" svg:y1="8.241cm" svg:x2="20.543cm" svg:y2="8.241cm">
          <text:p text:style-name="P3"/>
        </draw:line>
        <draw:frame draw:style-name="gr6" draw:text-style-name="P8" draw:layer="layout" svg:width="3.101cm" svg:height="4.594cm" svg:x="17.034cm" svg:y="8.094cm">
          <draw:text-box>
            <text:p text:style-name="P3"><text:span text:style-name="T1">id_rf_src0_rf4(5)</text:span></text:p>
          </draw:text-box>
        </draw:frame>
        <draw:custom-shape draw:style-name="gr5" draw:text-style-name="P7" draw:layer="layout" svg:width="1.59cm" svg:height="0.468cm" draw:transform="rotate (1.5707963267946) translate (26.065cm 8.264cm)">
          <draw:glue-point draw:id="8" svg:x="-5cm" svg:y="-2.578cm"/>
          <text:p text:style-name="P3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6" draw:layer="layout" svg:x1="25.149cm" svg:y1="6.937cm" svg:x2="26.1cm" svg:y2="6.937cm">
          <text:p text:style-name="P3"/>
        </draw:line>
        <draw:line draw:style-name="gr4" draw:text-style-name="P6" draw:layer="layout" svg:x1="23.536cm" svg:y1="7.737cm" svg:x2="26.102cm" svg:y2="7.737cm">
          <text:p text:style-name="P3"/>
        </draw:line>
        <draw:frame draw:style-name="gr2" draw:text-style-name="P4" draw:layer="layout" svg:width="3.173cm" svg:height="0.776cm" draw:transform="rotate (1.56713113536541) translate (24.417cm 7.142cm)">
          <draw:text-box>
            <text:p text:style-name="P3"><text:span text:style-name="T1">cntl3_alu_id3(16)</text:span></text:p>
          </draw:text-box>
        </draw:frame>
        <draw:frame draw:style-name="gr2" draw:text-style-name="P4" draw:layer="layout" svg:width="2.822cm" svg:height="0.776cm" svg:x="23.73cm" svg:y="8.299cm">
          <draw:text-box>
            <text:p text:style-name="P3"><text:span text:style-name="T1">rf1_alu_rf4(32)</text:span></text:p>
          </draw:text-box>
        </draw:frame>
        <draw:frame draw:style-name="gr2" draw:text-style-name="P4" draw:layer="layout" svg:width="2.682cm" svg:height="0.776cm" svg:x="27.479cm" svg:y="20.896cm">
          <draw:text-box>
            <text:p text:style-name="P3"><text:span text:style-name="T1">alu_pipestage</text:span></text:p>
          </draw:text-box>
        </draw:frame>
        <draw:frame draw:style-name="gr2" draw:text-style-name="P4" draw:layer="layout" svg:width="1.556cm" svg:height="0.776cm" svg:x="28.498cm" svg:y="21.499cm">
          <draw:text-box>
            <text:p text:style-name="P3"><text:span text:style-name="T1">stage5</text:span></text:p>
          </draw:text-box>
        </draw:frame>
        <draw:frame draw:style-name="gr2" draw:text-style-name="P4" draw:layer="layout" svg:width="2.703cm" svg:height="0.776cm" svg:x="32.579cm" svg:y="20.697cm">
          <draw:text-box>
            <text:p text:style-name="P3"><text:span text:style-name="T1">dm_pipestage</text:span></text:p>
          </draw:text-box>
        </draw:frame>
        <draw:frame draw:style-name="gr2" draw:text-style-name="P4" draw:layer="layout" svg:width="1.556cm" svg:height="0.776cm" svg:x="33.598cm" svg:y="21.3cm">
          <draw:text-box>
            <text:p text:style-name="P3"><text:span text:style-name="T1">stage6</text:span></text:p>
          </draw:text-box>
        </draw:frame>
        <draw:frame draw:style-name="gr2" draw:text-style-name="P4" draw:layer="layout" svg:width="2.822cm" svg:height="0.776cm" svg:x="23.468cm" svg:y="6.956cm">
          <draw:text-box>
            <text:p text:style-name="P3"><text:span text:style-name="T1">rf0_alu_rf4(32)</text:span></text:p>
          </draw:text-box>
        </draw:frame>
        <draw:line draw:style-name="gr4" draw:text-style-name="P6" draw:layer="layout" svg:x1="19.55cm" svg:y1="6.269cm" svg:x2="19.55cm" svg:y2="6.938cm">
          <text:p text:style-name="P3"/>
        </draw:line>
        <draw:frame draw:style-name="gr2" draw:text-style-name="P4" draw:layer="layout" svg:width="0.697cm" svg:height="0.776cm" svg:x="19.007cm" svg:y="6.664cm">
          <draw:text-box>
            <text:p text:style-name="P3"><text:span text:style-name="T1">0</text:span></text:p>
          </draw:text-box>
        </draw:frame>
        <draw:frame draw:style-name="gr2" draw:text-style-name="P4" draw:id="id2" draw:layer="layout" svg:width="0.697cm" svg:height="0.776cm" svg:x="19.008cm" svg:y="7.164cm">
          <draw:text-box>
            <text:p text:style-name="P3"><text:span text:style-name="T1">1</text:span></text:p>
          </draw:text-box>
        </draw:frame>
        <draw:frame draw:style-name="gr2" draw:text-style-name="P4" draw:layer="layout" svg:width="0.697cm" svg:height="0.776cm" svg:x="25.908cm" svg:y="6.664cm">
          <draw:text-box>
            <text:p text:style-name="P3"><text:span text:style-name="T1">0</text:span></text:p>
          </draw:text-box>
        </draw:frame>
        <draw:frame draw:style-name="gr2" draw:text-style-name="P4" draw:layer="layout" svg:width="0.697cm" svg:height="0.776cm" svg:x="25.909cm" svg:y="7.264cm">
          <draw:text-box>
            <text:p text:style-name="P3"><text:span text:style-name="T1">1</text:span></text:p>
          </draw:text-box>
        </draw:frame>
        <draw:line draw:style-name="gr4" draw:text-style-name="P6" draw:layer="layout" svg:x1="26.421cm" svg:y1="6.37cm" svg:x2="26.421cm" svg:y2="7.039cm">
          <text:p text:style-name="P3"/>
        </draw:line>
        <draw:frame draw:style-name="gr2" draw:text-style-name="P4" draw:layer="layout" svg:width="2.454cm" svg:height="0.776cm" draw:transform="rotate (1.58894775101534) translate (18.89cm 6.762cm)">
          <draw:text-box>
            <text:p text:style-name="P3"><text:span text:style-name="T1">cntl4.dst_sel</text:span></text:p>
          </draw:text-box>
        </draw:frame>
        <draw:frame draw:style-name="gr2" draw:text-style-name="P4" draw:layer="layout" svg:width="3.237cm" svg:height="0.776cm" draw:transform="rotate (1.59680173264931) translate (25.785cm 6.918cm)">
          <draw:text-box>
            <text:p text:style-name="P3"><text:span text:style-name="T1">cntl5.src_op1_sel</text:span></text:p>
          </draw:text-box>
        </draw:frame>
        <draw:rect draw:style-name="gr4" draw:text-style-name="P6" draw:layer="layout" svg:width="1.476cm" svg:height="2.994cm" svg:x="3.965cm" svg:y="6.646cm">
          <text:p text:style-name="P3"/>
        </draw:rect>
        <draw:line draw:style-name="gr4" draw:text-style-name="P6" draw:layer="layout" svg:x1="1.807cm" svg:y1="9.228cm" svg:x2="3.938cm" svg:y2="9.228cm">
          <text:p text:style-name="P3"/>
        </draw:line>
        <draw:frame draw:style-name="gr7" draw:text-style-name="P8" draw:layer="layout" svg:width="2.788cm" svg:height="0.851cm" svg:x="1.372cm" svg:y="8.429cm">
          <draw:text-box>
            <text:p text:style-name="P3"><text:span text:style-name="T1">id_br_addr(10)</text:span></text:p>
          </draw:text-box>
        </draw:frame>
        <draw:frame draw:style-name="gr8" draw:text-style-name="P8" draw:layer="layout" svg:width="1.617cm" svg:height="0.85cm" draw:transform="rotate (0.0251327412287136) translate (1.817cm 6.883cm)">
          <draw:text-box>
            <text:p text:style-name="P3"><text:span text:style-name="T1">br_id4</text:span></text:p>
          </draw:text-box>
        </draw:frame>
        <draw:line draw:style-name="gr4" draw:text-style-name="P6" draw:layer="layout" svg:x1="5.416cm" svg:y1="8.232cm" svg:x2="6.487cm" svg:y2="8.232cm">
          <draw:glue-point draw:id="4" svg:x="-3.236cm" svg:y="0cm"/>
          <text:p text:style-name="P3"/>
        </draw:line>
        <draw:frame draw:style-name="gr9" draw:text-style-name="P9" draw:layer="layout" svg:width="1.288cm" svg:height="1.083cm" svg:x="4.087cm" svg:y="6.567cm">
          <draw:text-box>
            <text:p text:style-name="P3"><text:span text:style-name="T2">PC</text:span></text:p>
          </draw:text-box>
        </draw:frame>
        <draw:line draw:style-name="gr4" draw:text-style-name="P6" draw:layer="layout" svg:x1="1.848cm" svg:y1="7.603cm" svg:x2="3.933cm" svg:y2="7.603cm">
          <text:p text:style-name="P3"/>
        </draw:line>
        <draw:line draw:style-name="gr4" draw:text-style-name="P6" draw:layer="layout" svg:x1="1.848cm" svg:y1="8.398cm" svg:x2="3.894cm" svg:y2="8.398cm">
          <text:p text:style-name="P3"/>
        </draw:line>
        <draw:frame draw:style-name="gr10" draw:text-style-name="P8" draw:layer="layout" svg:width="1.62cm" svg:height="0.85cm" svg:x="2.04cm" svg:y="7.571cm">
          <draw:text-box>
            <text:p text:style-name="P3"><text:span text:style-name="T1">bro(10)</text:span></text:p>
          </draw:text-box>
        </draw:frame>
        <draw:line draw:style-name="gr4" draw:text-style-name="P6" draw:layer="layout" svg:x1="6.101cm" svg:y1="8.231cm" svg:x2="8.821cm" svg:y2="8.231cm">
          <text:p text:style-name="P3"/>
        </draw:line>
        <draw:rect draw:style-name="gr4" draw:text-style-name="P6" draw:layer="layout" svg:width="2.952cm" svg:height="3.808cm" svg:x="20.584cm" svg:y="6.173cm">
          <text:p text:style-name="P3"/>
        </draw:rect>
        <draw:frame draw:style-name="gr11" draw:text-style-name="P8" draw:layer="layout" svg:width="0.972cm" svg:height="0.79cm" svg:x="21.642cm" svg:y="6.104cm">
          <draw:text-box>
            <text:p text:style-name="P3"><text:span text:style-name="T1">RF</text:span></text:p>
          </draw:text-box>
        </draw:frame>
        <draw:frame draw:style-name="gr12" draw:text-style-name="P8" draw:layer="layout" svg:width="1.848cm" svg:height="0.776cm" svg:x="20.419cm" svg:y="6.854cm">
          <draw:text-box>
            <text:p text:style-name="P3"><text:span text:style-name="T1">wr_data </text:span></text:p>
          </draw:text-box>
        </draw:frame>
        <draw:frame draw:style-name="gr13" draw:text-style-name="P8" draw:layer="layout" svg:width="1.984cm" svg:height="0.776cm" svg:x="21.823cm" svg:y="7.284cm">
          <draw:text-box>
            <text:p text:style-name="P3"><text:span text:style-name="T1">rd_data0 </text:span></text:p>
          </draw:text-box>
        </draw:frame>
        <draw:frame draw:style-name="gr14" draw:text-style-name="P8" draw:layer="layout" svg:width="2.005cm" svg:height="0.776cm" svg:x="20.419cm" svg:y="7.715cm">
          <draw:text-box>
            <text:p text:style-name="P3"><text:span text:style-name="T1">rd_addr0 </text:span></text:p>
          </draw:text-box>
        </draw:frame>
        <draw:frame draw:style-name="gr15" draw:text-style-name="P8" draw:layer="layout" svg:width="1.907cm" svg:height="0.776cm" svg:x="20.419cm" svg:y="8.475cm">
          <draw:text-box>
            <text:p text:style-name="P3"><text:span text:style-name="T1">rd_addr1</text:span></text:p>
          </draw:text-box>
        </draw:frame>
        <draw:frame draw:style-name="gr13" draw:text-style-name="P8" draw:layer="layout" svg:width="1.984cm" svg:height="0.776cm" svg:x="21.823cm" svg:y="8.144cm">
          <draw:text-box>
            <text:p text:style-name="P3"><text:span text:style-name="T1">rd_data1 </text:span></text:p>
          </draw:text-box>
        </draw:frame>
        <draw:rect draw:style-name="gr4" draw:text-style-name="P6" draw:layer="layout" svg:width="2.075cm" svg:height="4.016cm" svg:x="27.489cm" svg:y="6.327cm">
          <text:p text:style-name="P3"/>
        </draw:rect>
        <draw:frame draw:style-name="gr16" draw:text-style-name="P8" draw:layer="layout" svg:width="1.175cm" svg:height="0.789cm" svg:x="28.051cm" svg:y="6.287cm">
          <draw:text-box>
            <text:p text:style-name="P3"><text:span text:style-name="T1">ALU</text:span></text:p>
          </draw:text-box>
        </draw:frame>
        <draw:frame draw:style-name="gr17" draw:text-style-name="P8" draw:layer="layout" svg:width="1.506cm" svg:height="0.776cm" svg:x="28.631cm" svg:y="9.603cm">
          <draw:text-box>
            <text:p text:style-name="P3"><text:span text:style-name="T1">Co </text:span></text:p>
          </draw:text-box>
        </draw:frame>
        <draw:line draw:style-name="gr4" draw:text-style-name="P6" draw:layer="layout" svg:x1="29.584cm" svg:y1="7.574cm" svg:x2="32.275cm" svg:y2="7.574cm">
          <text:p text:style-name="P3"/>
        </draw:line>
        <draw:frame draw:style-name="gr18" draw:text-style-name="P8" draw:layer="layout" svg:width="1.545cm" svg:height="0.776cm" svg:x="28.064cm" svg:y="7.248cm">
          <draw:text-box>
            <text:p text:style-name="P3"><text:span text:style-name="T1"><text:s text:c="5"/></text:span><text:span text:style-name="T1">rez</text:span></text:p>
          </draw:text-box>
        </draw:frame>
        <draw:line draw:style-name="gr4" draw:text-style-name="P6" draw:layer="layout" svg:x1="28.141cm" svg:y1="5.77cm" svg:x2="28.141cm" svg:y2="6.346cm">
          <text:p text:style-name="P3"/>
        </draw:line>
        <draw:frame draw:style-name="gr19" draw:text-style-name="P8" draw:layer="layout" svg:width="2.373cm" svg:height="0.776cm" draw:transform="rotate (1.56084795005823) translate (27.344cm 6.394cm)">
          <draw:text-box>
            <text:p text:style-name="P3"><text:span text:style-name="T1">cntl5.op_sel</text:span></text:p>
          </draw:text-box>
        </draw:frame>
        <draw:frame draw:style-name="gr20" draw:text-style-name="P8" draw:layer="layout" svg:width="1.086cm" svg:height="0.776cm" svg:x="27.439cm" svg:y="6.97cm">
          <draw:text-box>
            <text:p text:style-name="P3"><text:span text:style-name="T1">op1</text:span></text:p>
          </draw:text-box>
        </draw:frame>
        <draw:frame draw:style-name="gr21" draw:text-style-name="P8" draw:layer="layout" svg:width="1.086cm" svg:height="0.776cm" svg:x="27.439cm" svg:y="7.955cm">
          <draw:text-box>
            <text:p text:style-name="P3"><text:span text:style-name="T1">op2</text:span></text:p>
          </draw:text-box>
        </draw:frame>
        <draw:rect draw:style-name="gr4" draw:text-style-name="P6" draw:layer="layout" svg:width="2.743cm" svg:height="3.196cm" svg:x="32.245cm" svg:y="6.654cm">
          <text:p text:style-name="P3"/>
        </draw:rect>
        <draw:frame draw:style-name="gr22" draw:text-style-name="P8" draw:layer="layout" svg:width="1.048cm" svg:height="0.776cm" svg:x="33.183cm" svg:y="6.639cm">
          <draw:text-box>
            <text:p text:style-name="P3"><text:span text:style-name="T1">DM</text:span></text:p>
          </draw:text-box>
        </draw:frame>
        <draw:line draw:style-name="gr4" draw:text-style-name="P6" draw:layer="layout" svg:x1="33.019cm" svg:y1="10.786cm" svg:x2="33.019cm" svg:y2="9.849cm">
          <text:p text:style-name="P3"/>
        </draw:line>
        <draw:frame draw:style-name="gr23" draw:text-style-name="P8" draw:layer="layout" svg:width="2.297cm" svg:height="0.776cm" draw:transform="rotate (1.52262523943957) translate (33.204cm 12.071cm)">
          <draw:text-box>
            <text:p text:style-name="P3"><text:span text:style-name="T1">cnlt6.wr_en</text:span></text:p>
          </draw:text-box>
        </draw:frame>
        <draw:frame draw:style-name="gr24" draw:text-style-name="P8" draw:layer="layout" svg:width="2.238cm" svg:height="0.814cm" draw:transform="rotate (1.60552837890928) translate (32.311cm 12.066cm)">
          <draw:text-box>
            <text:p text:style-name="P3"><text:span text:style-name="T1">cntl6.rd_en</text:span></text:p>
          </draw:text-box>
        </draw:frame>
        <draw:frame draw:style-name="gr25" draw:text-style-name="P8" draw:layer="layout" svg:width="1.747cm" svg:height="0.776cm" svg:x="32.232cm" svg:y="8.301cm">
          <draw:text-box>
            <text:p text:style-name="P3"><text:span text:style-name="T1">data_in </text:span></text:p>
          </draw:text-box>
        </draw:frame>
        <draw:frame draw:style-name="gr26" draw:text-style-name="P8" draw:layer="layout" svg:width="1.302cm" svg:height="0.776cm" svg:x="32.199cm" svg:y="7.14cm">
          <draw:text-box>
            <text:p text:style-name="P3"><text:span text:style-name="T1">addr </text:span></text:p>
          </draw:text-box>
        </draw:frame>
        <draw:line draw:style-name="gr4" draw:text-style-name="P6" draw:layer="layout" svg:x1="33.94cm" svg:y1="10.808cm" svg:x2="33.94cm" svg:y2="9.85cm">
          <text:p text:style-name="P3"/>
        </draw:line>
        <draw:line draw:style-name="gr4" draw:text-style-name="P6" draw:layer="layout" svg:x1="33.94cm" svg:y1="10.831cm" svg:x2="33.94cm" svg:y2="9.851cm">
          <text:p text:style-name="P3"/>
        </draw:line>
        <draw:frame draw:style-name="gr27" draw:text-style-name="P8" draw:id="id1" draw:layer="layout" svg:width="1.963cm" svg:height="0.776cm" svg:x="33.217cm" svg:y="7.758cm">
          <draw:text-box>
            <text:p text:style-name="P3"><text:span text:style-name="T1">data_out </text:span></text:p>
          </draw:text-box>
        </draw:frame>
        <draw:g>
          <draw:frame draw:style-name="gr28" draw:text-style-name="P8" draw:layer="layout" svg:width="2.335cm" svg:height="0.776cm" draw:transform="rotate (1.58842415223974) translate (27.753cm 18.351cm)">
            <draw:text-box>
              <text:p text:style-name="P3"><text:span text:style-name="T1">id_br_cond </text:span></text:p>
            </draw:text-box>
          </draw:frame>
          <draw:rect draw:style-name="gr4" draw:text-style-name="P6" draw:layer="layout" svg:width="3.277cm" svg:height="2.285cm" svg:x="26.285cm" svg:y="13.905cm">
            <text:p text:style-name="P3"/>
          </draw:rect>
          <draw:frame draw:style-name="gr29" draw:text-style-name="P8" draw:layer="layout" svg:width="1.827cm" svg:height="0.776cm" svg:x="27.904cm" svg:y="13.893cm">
            <draw:text-box>
              <text:p text:style-name="P3"><text:span text:style-name="T1">CC logic</text:span></text:p>
            </draw:text-box>
          </draw:frame>
          <draw:frame draw:style-name="gr30" draw:text-style-name="P8" draw:layer="layout" svg:width="1.611cm" svg:height="0.776cm" svg:x="23.835cm" svg:y="14.168cm">
            <draw:text-box>
              <text:p text:style-name="P3"><text:span text:style-name="T1">alu.Co </text:span></text:p>
            </draw:text-box>
          </draw:frame>
          <draw:line draw:style-name="gr4" draw:text-style-name="P6" draw:layer="layout" svg:x1="25.202cm" svg:y1="14.664cm" svg:x2="26.28cm" svg:y2="14.664cm">
            <text:p text:style-name="P3"/>
          </draw:line>
          <draw:line draw:style-name="gr4" draw:text-style-name="P6" draw:layer="layout" svg:x1="29.542cm" svg:y1="15.444cm" svg:x2="30.62cm" svg:y2="15.444cm">
            <text:p text:style-name="P3"/>
          </draw:line>
          <draw:line draw:style-name="gr4" draw:text-style-name="P6" draw:layer="layout" svg:x1="28.557cm" svg:y1="16.68cm" svg:x2="28.772cm" svg:y2="16.465cm">
            <text:p text:style-name="P3"/>
          </draw:line>
          <draw:frame draw:style-name="gr31" draw:text-style-name="P8" draw:layer="layout" svg:width="1.772cm" svg:height="0.776cm" svg:x="29.479cm" svg:y="14.678cm">
            <draw:text-box>
              <text:p text:style-name="P3"><text:span text:style-name="T1">br_cond</text:span></text:p>
            </draw:text-box>
          </draw:frame>
          <draw:line draw:style-name="gr4" draw:text-style-name="P6" draw:layer="layout" svg:x1="27.796cm" svg:y1="13.921cm" svg:x2="27.796cm" svg:y2="16.19cm">
            <text:p text:style-name="P3"/>
          </draw:line>
          <draw:frame draw:style-name="gr32" draw:text-style-name="P8" draw:layer="layout" svg:width="1.442cm" svg:height="0.776cm" svg:x="26.473cm" svg:y="13.893cm">
            <draw:text-box>
              <text:p text:style-name="P3"><text:span text:style-name="T1">status</text:span></text:p>
            </draw:text-box>
          </draw:frame>
          <draw:line draw:style-name="gr4" draw:text-style-name="P6" draw:layer="layout" svg:x1="28.654cm" svg:y1="16.86cm" svg:x2="28.654cm" svg:y2="16.206cm">
            <text:p text:style-name="P3"/>
          </draw:line>
          <draw:frame draw:style-name="gr33" draw:text-style-name="P8" draw:layer="layout" svg:width="0.697cm" svg:height="0.776cm" svg:x="28.517cm" svg:y="16.364cm">
            <draw:text-box>
              <text:p text:style-name="P3"><text:span text:style-name="T1">4</text:span></text:p>
            </draw:text-box>
          </draw:frame>
          <draw:line draw:style-name="gr4" draw:text-style-name="P6" draw:layer="layout" svg:x1="25.203cm" svg:y1="15.08cm" svg:x2="26.281cm" svg:y2="15.08cm">
            <text:p text:style-name="P3"/>
          </draw:line>
          <draw:line draw:style-name="gr4" draw:text-style-name="P6" draw:layer="layout" svg:x1="25.203cm" svg:y1="15.495cm" svg:x2="26.281cm" svg:y2="15.495cm">
            <text:p text:style-name="P3"/>
          </draw:line>
          <draw:line draw:style-name="gr4" draw:text-style-name="P6" draw:layer="layout" svg:x1="25.204cm" svg:y1="15.842cm" svg:x2="26.282cm" svg:y2="15.842cm">
            <text:p text:style-name="P3"/>
          </draw:line>
          <draw:frame draw:style-name="gr34" draw:text-style-name="P8" draw:layer="layout" svg:width="1.306cm" svg:height="0.776cm" svg:x="23.936cm" svg:y="14.619cm">
            <draw:text-box>
              <text:p text:style-name="P3"><text:span text:style-name="T1">cc.N </text:span></text:p>
            </draw:text-box>
          </draw:frame>
          <draw:frame draw:style-name="gr35" draw:text-style-name="P8" draw:layer="layout" svg:width="1.171cm" svg:height="0.776cm" svg:x="23.937cm" svg:y="15.061cm">
            <draw:text-box>
              <text:p text:style-name="P3"><text:span text:style-name="T1">cc.Z</text:span></text:p>
            </draw:text-box>
          </draw:frame>
          <draw:frame draw:style-name="gr36" draw:text-style-name="P8" draw:layer="layout" svg:width="1.188cm" svg:height="0.776cm" svg:x="23.937cm" svg:y="15.515cm">
            <draw:text-box>
              <text:p text:style-name="P3"><text:span text:style-name="T1">cc.V</text:span></text:p>
            </draw:text-box>
          </draw:frame>
        </draw:g>
        <draw:line draw:style-name="gr4" draw:text-style-name="P6" draw:layer="layout" svg:x1="30.351cm" svg:y1="7.537cm" svg:x2="30.351cm" svg:y2="3.929cm">
          <text:p text:style-name="P3"/>
        </draw:line>
        <draw:frame draw:style-name="gr37" draw:text-style-name="P8" draw:layer="layout" svg:width="3.152cm" svg:height="2.33cm" svg:x="29.365cm" svg:y="7.448cm">
          <draw:text-box>
            <text:p text:style-name="P3"><text:span text:style-name="T1">alu_dm_dm7(32)</text:span></text:p>
          </draw:text-box>
        </draw:frame>
        <draw:line draw:style-name="gr4" draw:text-style-name="P6" draw:layer="layout" svg:x1="18.565cm" svg:y1="3.889cm" svg:x2="30.351cm" svg:y2="3.889cm">
          <text:p text:style-name="P3"/>
        </draw:line>
        <draw:line draw:style-name="gr4" draw:text-style-name="P6" draw:layer="layout" svg:x1="18.524cm" svg:y1="6.976cm" svg:x2="18.524cm" svg:y2="3.889cm">
          <text:p text:style-name="P3"/>
        </draw:line>
        <draw:line draw:style-name="gr4" draw:text-style-name="P6" draw:layer="layout" svg:x1="29.585cm" svg:y1="10.017cm" svg:x2="30.87cm" svg:y2="10.017cm">
          <text:p text:style-name="P3"/>
        </draw:line>
        <draw:line draw:style-name="gr4" draw:text-style-name="P6" draw:layer="layout" svg:x1="1.849cm" svg:y1="6.903cm" svg:x2="3.934cm" svg:y2="6.903cm">
          <text:p text:style-name="P3"/>
        </draw:line>
        <draw:frame draw:style-name="gr8" draw:text-style-name="P8" draw:layer="layout" svg:width="1.772cm" svg:height="0.85cm" draw:transform="rotate (0.0251327412287136) translate (1.817cm 6.084cm)">
          <draw:text-box>
            <text:p text:style-name="P3"><text:span text:style-name="T1">br_cond</text:span></text:p>
          </draw:text-box>
        </draw:frame>
        <draw:frame draw:style-name="gr38" draw:text-style-name="P8" draw:layer="layout" svg:width="2.064cm" svg:height="0.776cm" draw:transform="rotate (1.58353723033416) translate (8.465cm 11.302cm)">
          <draw:text-box>
            <text:p text:style-name="P3"><text:span text:style-name="T1">pc0.rd_en</text:span></text:p>
          </draw:text-box>
        </draw:frame>
        <draw:line draw:style-name="gr4" draw:text-style-name="P6" draw:layer="layout" svg:x1="9.1cm" svg:y1="10.062cm" svg:x2="9.1cm" svg:y2="9.221cm">
          <text:p text:style-name="P3"/>
        </draw:line>
        <draw:line draw:style-name="gr4" draw:text-style-name="P6" draw:layer="layout" svg:x1="9.457cm" svg:y1="10.022cm" svg:x2="9.457cm" svg:y2="9.26cm">
          <text:p text:style-name="P3"/>
        </draw:line>
        <draw:frame draw:style-name="gr38" draw:text-style-name="P8" draw:layer="layout" svg:width="1.459cm" svg:height="0.776cm" draw:transform="rotate (1.58353723033416) translate (8.965cm 11.403cm)">
          <draw:text-box>
            <text:p text:style-name="P3"><text:span text:style-name="T1">wr_en</text:span></text:p>
          </draw:text-box>
        </draw:frame>
        <draw:line draw:style-name="gr4" draw:text-style-name="P6" draw:layer="layout" svg:x1="12.957cm" svg:y1="10.022cm" svg:x2="12.957cm" svg:y2="9.26cm">
          <text:p text:style-name="P3"/>
        </draw:line>
        <draw:frame draw:style-name="gr38" draw:text-style-name="P8" draw:layer="layout" svg:width="1.531cm" svg:height="0.776cm" draw:transform="rotate (1.58353723033416) translate (12.266cm 10.704cm)">
          <draw:text-box>
            <text:p text:style-name="P3"><text:span text:style-name="T1">im1.en</text:span></text:p>
          </draw:text-box>
        </draw:frame>
        <draw:line draw:style-name="gr4" draw:text-style-name="P6" draw:layer="layout" svg:x1="28.864cm" svg:y1="6.334cm" svg:x2="28.864cm" svg:y2="5.813cm">
          <text:p text:style-name="P3"/>
        </draw:line>
        <draw:frame draw:style-name="gr17" draw:text-style-name="P8" draw:layer="layout" svg:width="1.506cm" svg:height="0.776cm" svg:x="28.531cm" svg:y="5.003cm">
          <draw:text-box>
            <text:p text:style-name="P3"><text:span text:style-name="T1">Ci </text:span></text:p>
          </draw:text-box>
        </draw:frame>
        <draw:line draw:style-name="gr4" draw:text-style-name="P6" draw:layer="layout" svg:x1="4.49cm" svg:y1="10.423cm" svg:x2="4.49cm" svg:y2="9.621cm">
          <text:p text:style-name="P3"/>
        </draw:line>
        <draw:frame draw:style-name="gr10" draw:text-style-name="P8" draw:layer="layout" svg:width="1.285cm" svg:height="0.85cm" draw:transform="rotate (1.58406082910975) translate (3.767cm 10.844cm)">
          <draw:text-box>
            <text:p text:style-name="P3"><text:span text:style-name="T1">reset</text:span></text:p>
          </draw:text-box>
        </draw:frame>
        <draw:line draw:style-name="gr4" draw:text-style-name="P6" draw:layer="layout" svg:x1="7.697cm" svg:y1="8.6cm" svg:x2="8.82cm" svg:y2="8.6cm">
          <text:p text:style-name="P3"/>
        </draw:line>
        <draw:frame draw:style-name="gr10" draw:text-style-name="P8" draw:layer="layout" svg:width="2.382cm" svg:height="0.85cm" svg:x="5.44cm" svg:y="8.171cm">
          <draw:text-box>
            <text:p text:style-name="P3"><text:span text:style-name="T1">wr_addr(10)</text:span></text:p>
          </draw:text-box>
        </draw:frame>
        <draw:line draw:style-name="gr4" draw:text-style-name="P6" draw:layer="layout" svg:x1="7.698cm" svg:y1="9cm" svg:x2="8.821cm" svg:y2="9cm">
          <text:p text:style-name="P3"/>
        </draw:line>
        <draw:frame draw:style-name="gr10" draw:text-style-name="P8" draw:layer="layout" svg:width="2.377cm" svg:height="0.85cm" svg:x="5.44cm" svg:y="8.571cm">
          <draw:text-box>
            <text:p text:style-name="P3"><text:span text:style-name="T1">wr_data(32)</text:span></text:p>
          </draw:text-box>
        </draw:frame>
        <draw:line draw:style-name="gr4" draw:text-style-name="P6" draw:layer="layout" svg:x1="20.911cm" svg:y1="11.233cm" svg:x2="20.911cm" svg:y2="10.012cm">
          <text:p text:style-name="P3"/>
        </draw:line>
        <draw:frame draw:style-name="gr2" draw:text-style-name="P4" draw:layer="layout" svg:width="1.459cm" svg:height="0.776cm" draw:transform="rotate (1.58039563768057) translate (21.679cm 12.577cm)">
          <draw:text-box>
            <text:p text:style-name="P3"><text:span text:style-name="T1">wr_en</text:span></text:p>
          </draw:text-box>
        </draw:frame>
        <draw:frame draw:style-name="gr2" draw:text-style-name="P4" draw:layer="layout" svg:width="1.594cm" svg:height="0.776cm" draw:transform="rotate (1.59383467292092) translate (21.183cm 12.655cm)">
          <draw:text-box>
            <text:p text:style-name="P3"><text:span text:style-name="T1">rd_en0</text:span></text:p>
          </draw:text-box>
        </draw:frame>
        <draw:line draw:style-name="gr4" draw:text-style-name="P6" draw:layer="layout" svg:x1="21.411cm" svg:y1="11.261cm" svg:x2="21.411cm" svg:y2="10.012cm">
          <text:p text:style-name="P3"/>
        </draw:line>
        <draw:line draw:style-name="gr4" draw:text-style-name="P6" draw:layer="layout" svg:x1="21.911cm" svg:y1="11.289cm" svg:x2="21.911cm" svg:y2="10.012cm">
          <text:p text:style-name="P3"/>
        </draw:line>
        <draw:frame draw:style-name="gr2" draw:text-style-name="P4" draw:layer="layout" svg:width="1.594cm" svg:height="0.776cm" draw:transform="rotate (1.52524323331756) translate (20.53cm 12.527cm)">
          <draw:text-box>
            <text:p text:style-name="P3"><text:span text:style-name="T1">rd_en1</text:span></text:p>
          </draw:text-box>
        </draw:frame>
        <draw:line draw:style-name="gr4" draw:text-style-name="P6" draw:layer="layout" svg:x1="22.911cm" svg:y1="11.233cm" svg:x2="22.911cm" svg:y2="10.012cm">
          <text:p text:style-name="P3"/>
        </draw:line>
        <draw:frame draw:style-name="gr2" draw:text-style-name="P4" draw:layer="layout" svg:width="1.48cm" svg:height="0.776cm" draw:transform="rotate (1.58039563768057) translate (23.019cm 12.578cm)">
          <draw:text-box>
            <text:p text:style-name="P3"><text:span text:style-name="T1">reset_</text:span></text:p>
          </draw:text-box>
        </draw:frame>
        <draw:frame draw:style-name="gr2" draw:text-style-name="P4" draw:layer="layout" svg:width="1.311cm" svg:height="0.776cm" draw:transform="rotate (1.59383467292092) translate (22.683cm 12.455cm)">
          <draw:text-box>
            <text:p text:style-name="P3"><text:span text:style-name="T1">clock</text:span></text:p>
          </draw:text-box>
        </draw:frame>
        <draw:line draw:style-name="gr4" draw:text-style-name="P6" draw:layer="layout" svg:x1="23.511cm" svg:y1="11.261cm" svg:x2="23.511cm" svg:y2="10.012cm">
          <text:p text:style-name="P3"/>
        </draw:line>
        <draw:line draw:style-name="gr4" draw:text-style-name="P6" draw:layer="layout" svg:x1="23.411cm" svg:y1="11.289cm" svg:x2="23.411cm" svg:y2="10.012cm">
          <text:p text:style-name="P3"/>
        </draw:line>
        <draw:frame draw:style-name="gr39" draw:text-style-name="P8" draw:layer="layout" svg:width="1.523cm" svg:height="0.776cm" draw:transform="rotate (1.52471963454196) translate (22.13cm 12.392cm)">
          <draw:text-box>
            <text:p text:style-name="P3"><text:span text:style-name="T1">clear</text:span></text:p>
          </draw:text-box>
        </draw:frame>
        <draw:line draw:style-name="gr4" draw:text-style-name="P6" draw:layer="layout" svg:x1="22.411cm" svg:y1="11.233cm" svg:x2="22.411cm" svg:y2="10.012cm">
          <text:p text:style-name="P3"/>
        </draw:line>
        <draw:frame draw:style-name="gr40" draw:text-style-name="P8" draw:layer="layout" svg:width="1.869cm" svg:height="0.776cm" svg:x="20.486cm" svg:y="9.195cm">
          <draw:text-box>
            <text:p text:style-name="P3"><text:span text:style-name="T1">wr_addr </text:span></text:p>
          </draw:text-box>
        </draw:frame>
        <draw:g>
          <draw:line draw:style-name="gr4" draw:text-style-name="P6" draw:layer="layout" svg:x1="19.637cm" svg:y1="9.834cm" svg:x2="20.48cm" svg:y2="9.834cm">
            <text:p text:style-name="P3"/>
          </draw:line>
          <draw:frame draw:style-name="gr41" draw:text-style-name="P8" draw:layer="layout" svg:width="0.986cm" svg:height="0.956cm" svg:x="19.522cm" svg:y="9.081cm">
            <draw:text-box>
              <text:p text:style-name="P3"><text:span text:style-name="T1">5</text:span></text:p>
            </draw:text-box>
          </draw:frame>
          <draw:line draw:style-name="gr4" draw:text-style-name="P6" draw:layer="layout" svg:x1="19.916cm" svg:y1="10.005cm" svg:x2="20.265cm" svg:y2="9.656cm">
            <text:p text:style-name="P3"/>
          </draw:line>
        </draw:g>
        <draw:line draw:style-name="gr4" draw:text-style-name="P6" draw:layer="layout" svg:x1="25.176cm" svg:y1="6.935cm" svg:x2="25.176cm" svg:y2="5.692cm">
          <text:p text:style-name="P3"/>
        </draw:line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5.62cm" svg:height="3.401cm" svg:x="1.263cm" svg:y="19.746cm">
          <draw:text-box>
            <text:p text:style-name="P3"><text:span text:style-name="T1">control_bus ={op1,op2,op_sel,...}</text:span></text:p>
            <text:p text:style-name="P3"><text:span text:style-name="T1">cp =control pipeline</text:span></text:p>
            <text:p text:style-name="P3"><text:span text:style-name="T1">cc_logic={z,nz,n,nn,c,nc,v,nv}</text:span></text:p>
            <text:p text:style-name="P3"><text:span text:style-name="T1">CC register ={C,Z,N,V}</text:span></text:p>
            <text:p text:style-name="P3"><text:span text:style-name="T1">bra = branch absolute address</text:span></text:p>
            <text:p text:style-name="P3"><text:span text:style-name="T1">bro = branch relative offset</text:span></text:p>
          </draw:text-box>
        </draw:frame>
        <draw:line draw:style-name="gr4" draw:text-style-name="P6" draw:layer="layout" svg:x1="4.9cm" svg:y1="7.538cm" svg:x2="30.112cm" svg:y2="7.538cm">
          <text:p text:style-name="P3"/>
        </draw:line>
        <draw:frame draw:style-name="gr2" draw:text-style-name="P4" draw:layer="layout" svg:width="1.556cm" svg:height="0.776cm" svg:x="3.966cm" svg:y="16.7cm">
          <draw:text-box>
            <text:p text:style-name="P3"><text:span text:style-name="T1">stage0</text:span></text:p>
          </draw:text-box>
        </draw:frame>
        <draw:frame draw:style-name="gr2" draw:text-style-name="P4" draw:layer="layout" svg:width="1.556cm" svg:height="0.776cm" svg:x="8.333cm" svg:y="16.6cm">
          <draw:text-box>
            <text:p text:style-name="P3"><text:span text:style-name="T1">stage1</text:span></text:p>
          </draw:text-box>
        </draw:frame>
        <draw:frame draw:style-name="gr42" draw:text-style-name="P8" draw:layer="layout" svg:width="1.611cm" svg:height="0.916cm" svg:x="11.708cm" svg:y="2.378cm">
          <draw:text-box>
            <text:p text:style-name="P3"><text:span text:style-name="T1">valid_2</text:span></text:p>
          </draw:text-box>
        </draw:frame>
        <draw:line draw:style-name="gr43" draw:text-style-name="P10" draw:layer="layout" svg:x1="9.017cm" svg:y1="3.429cm" svg:x2="9.933cm" svg:y2="3.427cm">
          <text:p text:style-name="P3"/>
        </draw:line>
        <draw:line draw:style-name="gr4" draw:text-style-name="P6" draw:layer="layout" svg:x1="6.04cm" svg:y1="3.331cm" svg:x2="8.35cm" svg:y2="3.331cm">
          <text:p text:style-name="P3"/>
        </draw:line>
        <draw:frame draw:style-name="gr2" draw:text-style-name="P4" draw:layer="layout" svg:width="1.611cm" svg:height="0.776cm" svg:x="15.322cm" svg:y="2.424cm">
          <draw:text-box>
            <text:p text:style-name="P3"><text:span text:style-name="T1">valid_3</text:span></text:p>
          </draw:text-box>
        </draw:frame>
        <draw:frame draw:style-name="gr2" draw:text-style-name="P4" draw:layer="layout" svg:width="1.556cm" svg:height="0.776cm" svg:x="15.711cm" svg:y="16.3cm">
          <draw:text-box>
            <text:p text:style-name="P3"><text:span text:style-name="T1">stage3</text:span></text:p>
          </draw:text-box>
        </draw:frame>
        <draw:frame draw:style-name="gr2" draw:text-style-name="P4" draw:layer="layout" svg:width="1.556cm" svg:height="0.776cm" svg:x="19.898cm" svg:y="16.2cm">
          <draw:text-box>
            <text:p text:style-name="P3"><text:span text:style-name="T1">stage4</text:span></text:p>
          </draw:text-box>
        </draw:frame>
        <draw:frame draw:style-name="gr2" draw:text-style-name="P4" draw:layer="layout" svg:width="1.611cm" svg:height="0.776cm" svg:x="24.095cm" svg:y="2.74cm">
          <draw:text-box>
            <text:p text:style-name="P3"><text:span text:style-name="T1">valid_5</text:span></text:p>
          </draw:text-box>
        </draw:frame>
        <draw:frame draw:style-name="gr2" draw:text-style-name="P4" draw:layer="layout" svg:width="2.589cm" svg:height="0.776cm" svg:x="3.821cm" svg:y="15.997cm">
          <draw:text-box>
            <text:p text:style-name="P3"><text:span text:style-name="T1">pc_pipestage</text:span></text:p>
          </draw:text-box>
        </draw:frame>
        <draw:frame draw:style-name="gr2" draw:text-style-name="P4" draw:layer="layout" svg:width="2.585cm" svg:height="0.776cm" svg:x="8.127cm" svg:y="15.897cm">
          <draw:text-box>
            <text:p text:style-name="P3"><text:span text:style-name="T1">im_pipestage</text:span></text:p>
          </draw:text-box>
        </draw:frame>
        <draw:frame draw:style-name="gr2" draw:text-style-name="P4" draw:layer="layout" svg:width="2.411cm" svg:height="0.776cm" svg:x="11.608cm" svg:y="15.797cm">
          <draw:text-box>
            <text:p text:style-name="P3"><text:span text:style-name="T1">ir_pipestage</text:span></text:p>
          </draw:text-box>
        </draw:frame>
        <draw:frame draw:style-name="gr2" draw:text-style-name="P4" draw:layer="layout" svg:width="2.487cm" svg:height="0.776cm" svg:x="14.778cm" svg:y="15.697cm">
          <draw:text-box>
            <text:p text:style-name="P3"><text:span text:style-name="T1">id_pipestage</text:span></text:p>
          </draw:text-box>
        </draw:frame>
        <draw:frame draw:style-name="gr2" draw:text-style-name="P4" draw:layer="layout" svg:width="2.441cm" svg:height="0.776cm" svg:x="19.278cm" svg:y="15.597cm">
          <draw:text-box>
            <text:p text:style-name="P3"><text:span text:style-name="T1">rf_pipestage</text:span></text:p>
          </draw:text-box>
        </draw:frame>
        <draw:g>
          <draw:rect draw:style-name="gr4" draw:text-style-name="P6" draw:layer="layout" svg:width="0.434cm" svg:height="1.396cm" svg:x="21.183cm" svg:y="2.64cm">
            <text:p text:style-name="P3"/>
          </draw:rect>
          <draw:g>
            <draw:line draw:style-name="gr4" draw:text-style-name="P6" draw:layer="layout" svg:x1="21.617cm" svg:y1="4.036cm" svg:x2="21.4cm" svg:y2="3.716cm">
              <text:p text:style-name="P3"/>
            </draw:line>
            <draw:line draw:style-name="gr4" draw:text-style-name="P6" draw:layer="layout" svg:x1="21.203cm" svg:y1="4.036cm" svg:x2="21.42cm" svg:y2="3.716cm">
              <text:p text:style-name="P3"/>
            </draw:line>
          </draw:g>
        </draw:g>
        <draw:g>
          <draw:rect draw:style-name="gr4" draw:text-style-name="P6" draw:layer="layout" svg:width="0.434cm" svg:height="1.396cm" svg:x="5.583cm" svg:y="2.54cm">
            <text:p text:style-name="P3"/>
          </draw:rect>
          <draw:g>
            <draw:line draw:style-name="gr4" draw:text-style-name="P6" draw:layer="layout" svg:x1="6.017cm" svg:y1="3.936cm" svg:x2="5.8cm" svg:y2="3.616cm">
              <text:p text:style-name="P3"/>
            </draw:line>
            <draw:line draw:style-name="gr4" draw:text-style-name="P6" draw:layer="layout" svg:x1="5.603cm" svg:y1="3.936cm" svg:x2="5.82cm" svg:y2="3.616cm">
              <text:p text:style-name="P3"/>
            </draw:line>
          </draw:g>
        </draw:g>
        <draw:g>
          <draw:rect draw:style-name="gr4" draw:text-style-name="P6" draw:layer="layout" svg:width="0.434cm" svg:height="1.396cm" svg:x="9.883cm" svg:y="2.64cm">
            <text:p text:style-name="P3"/>
          </draw:rect>
          <draw:g>
            <draw:line draw:style-name="gr4" draw:text-style-name="P6" draw:layer="layout" svg:x1="10.317cm" svg:y1="4.036cm" svg:x2="10.1cm" svg:y2="3.716cm">
              <text:p text:style-name="P3"/>
            </draw:line>
            <draw:line draw:style-name="gr4" draw:text-style-name="P6" draw:layer="layout" svg:x1="9.903cm" svg:y1="4.036cm" svg:x2="10.12cm" svg:y2="3.716cm">
              <text:p text:style-name="P3"/>
            </draw:line>
          </draw:g>
        </draw:g>
        <draw:g>
          <draw:rect draw:style-name="gr4" draw:text-style-name="P6" draw:layer="layout" svg:width="0.434cm" svg:height="1.396cm" svg:x="13.283cm" svg:y="2.64cm">
            <text:p text:style-name="P3"/>
          </draw:rect>
          <draw:g>
            <draw:line draw:style-name="gr4" draw:text-style-name="P6" draw:layer="layout" svg:x1="13.717cm" svg:y1="4.036cm" svg:x2="13.5cm" svg:y2="3.716cm">
              <text:p text:style-name="P3"/>
            </draw:line>
            <draw:line draw:style-name="gr4" draw:text-style-name="P6" draw:layer="layout" svg:x1="13.303cm" svg:y1="4.036cm" svg:x2="13.52cm" svg:y2="3.716cm">
              <text:p text:style-name="P3"/>
            </draw:line>
          </draw:g>
        </draw:g>
        <draw:g>
          <draw:rect draw:style-name="gr4" draw:text-style-name="P6" draw:layer="layout" svg:width="0.434cm" svg:height="1.396cm" svg:x="16.683cm" svg:y="2.64cm">
            <text:p text:style-name="P3"/>
          </draw:rect>
          <draw:g>
            <draw:line draw:style-name="gr4" draw:text-style-name="P6" draw:layer="layout" svg:x1="17.117cm" svg:y1="4.036cm" svg:x2="16.9cm" svg:y2="3.716cm">
              <text:p text:style-name="P3"/>
            </draw:line>
            <draw:line draw:style-name="gr4" draw:text-style-name="P6" draw:layer="layout" svg:x1="16.703cm" svg:y1="4.036cm" svg:x2="16.92cm" svg:y2="3.716cm">
              <text:p text:style-name="P3"/>
            </draw:line>
          </draw:g>
        </draw:g>
        <draw:frame draw:style-name="gr2" draw:text-style-name="P4" draw:layer="layout" svg:width="1.556cm" svg:height="0.776cm" svg:x="12.133cm" svg:y="16.5cm">
          <draw:text-box>
            <text:p text:style-name="P3"><text:span text:style-name="T1">stage2</text:span></text:p>
          </draw:text-box>
        </draw:frame>
        <draw:frame draw:style-name="gr2" draw:text-style-name="P4" draw:layer="layout" svg:width="1.611cm" svg:height="0.776cm" svg:x="8.46cm" svg:y="2.408cm">
          <draw:text-box>
            <text:p text:style-name="P3"><text:span text:style-name="T1">valid_1</text:span></text:p>
          </draw:text-box>
        </draw:frame>
        <draw:frame draw:style-name="gr2" draw:text-style-name="P4" draw:layer="layout" svg:width="1.653cm" svg:height="0.776cm" svg:x="4.151cm" svg:y="2.65cm">
          <draw:text-box>
            <text:p text:style-name="P3"><text:span text:style-name="T1">pc_en0</text:span></text:p>
          </draw:text-box>
        </draw:frame>
        <draw:frame draw:style-name="gr2" draw:text-style-name="P4" draw:layer="layout" svg:width="1.611cm" svg:height="0.776cm" svg:x="19.8cm" svg:y="2.63cm">
          <draw:text-box>
            <text:p text:style-name="P3"><text:span text:style-name="T1">valid_4</text:span></text:p>
          </draw:text-box>
        </draw:frame>
        <draw:line draw:style-name="gr4" draw:text-style-name="P6" draw:layer="layout" svg:x1="4.896cm" svg:y1="7.539cm" svg:x2="5.923cm" svg:y2="7.539cm">
          <text:p text:style-name="P3"/>
        </draw:line>
        <draw:g>
          <draw:rect draw:style-name="gr4" draw:text-style-name="P6" draw:layer="layout" svg:width="0.434cm" svg:height="1.396cm" svg:x="5.583cm" svg:y="6.74cm">
            <text:p text:style-name="P3"/>
          </draw:rect>
          <draw:g>
            <draw:line draw:style-name="gr4" draw:text-style-name="P6" draw:layer="layout" svg:x1="6.017cm" svg:y1="8.136cm" svg:x2="5.8cm" svg:y2="7.816cm">
              <text:p text:style-name="P3"/>
            </draw:line>
            <draw:line draw:style-name="gr4" draw:text-style-name="P6" draw:layer="layout" svg:x1="5.603cm" svg:y1="8.136cm" svg:x2="5.82cm" svg:y2="7.816cm">
              <text:p text:style-name="P3"/>
            </draw:line>
          </draw:g>
        </draw:g>
        <draw:frame draw:style-name="gr2" draw:text-style-name="P4" draw:layer="layout" svg:width="3.444cm" svg:height="0.776cm" svg:x="4.322cm" svg:y="8.197cm">
          <draw:text-box>
            <text:p text:style-name="P3"><text:span text:style-name="T1">next_pc_pipestage</text:span></text:p>
          </draw:text-box>
        </draw:frame>
        <draw:frame draw:style-name="gr44" draw:text-style-name="P8" draw:layer="layout" svg:width="1.069cm" svg:height="0.803cm" svg:x="4.599cm" svg:y="6.728cm">
          <draw:text-box>
            <text:p text:style-name="P3"><text:span text:style-name="T1">pc0</text:span></text:p>
          </draw:text-box>
        </draw:frame>
        <draw:frame draw:style-name="gr44" draw:text-style-name="P8" draw:layer="layout" svg:width="1.069cm" svg:height="0.803cm" svg:x="8.1cm" svg:y="6.729cm">
          <draw:text-box>
            <text:p text:style-name="P3"><text:span text:style-name="T1">pc1</text:span></text:p>
          </draw:text-box>
        </draw:frame>
        <draw:g>
          <draw:rect draw:style-name="gr4" draw:text-style-name="P6" draw:layer="layout" svg:width="0.434cm" svg:height="1.396cm" svg:x="9.884cm" svg:y="6.74cm">
            <text:p text:style-name="P3"/>
          </draw:rect>
          <draw:g>
            <draw:line draw:style-name="gr4" draw:text-style-name="P6" draw:layer="layout" svg:x1="10.318cm" svg:y1="8.136cm" svg:x2="10.101cm" svg:y2="7.816cm">
              <text:p text:style-name="P3"/>
            </draw:line>
            <draw:line draw:style-name="gr4" draw:text-style-name="P6" draw:layer="layout" svg:x1="9.904cm" svg:y1="8.136cm" svg:x2="10.121cm" svg:y2="7.816cm">
              <text:p text:style-name="P3"/>
            </draw:line>
          </draw:g>
        </draw:g>
        <draw:g>
          <draw:rect draw:style-name="gr4" draw:text-style-name="P6" draw:layer="layout" svg:width="0.434cm" svg:height="1.396cm" svg:x="13.283cm" svg:y="6.74cm">
            <text:p text:style-name="P3"/>
          </draw:rect>
          <draw:g>
            <draw:line draw:style-name="gr4" draw:text-style-name="P6" draw:layer="layout" svg:x1="13.717cm" svg:y1="8.136cm" svg:x2="13.5cm" svg:y2="7.816cm">
              <text:p text:style-name="P3"/>
            </draw:line>
            <draw:line draw:style-name="gr4" draw:text-style-name="P6" draw:layer="layout" svg:x1="13.303cm" svg:y1="8.136cm" svg:x2="13.52cm" svg:y2="7.816cm">
              <text:p text:style-name="P3"/>
            </draw:line>
          </draw:g>
        </draw:g>
        <draw:frame draw:style-name="gr44" draw:text-style-name="P8" draw:layer="layout" svg:width="1.069cm" svg:height="0.803cm" svg:x="11.359cm" svg:y="6.73cm">
          <draw:text-box>
            <text:p text:style-name="P3"><text:span text:style-name="T1">pc2</text:span></text:p>
          </draw:text-box>
        </draw:frame>
        <draw:g>
          <draw:rect draw:style-name="gr4" draw:text-style-name="P6" draw:layer="layout" svg:width="0.434cm" svg:height="1.396cm" svg:x="16.683cm" svg:y="6.74cm">
            <text:p text:style-name="P3"/>
          </draw:rect>
          <draw:g>
            <draw:line draw:style-name="gr4" draw:text-style-name="P6" draw:layer="layout" svg:x1="17.117cm" svg:y1="8.136cm" svg:x2="16.9cm" svg:y2="7.816cm">
              <text:p text:style-name="P3"/>
            </draw:line>
            <draw:line draw:style-name="gr4" draw:text-style-name="P6" draw:layer="layout" svg:x1="16.703cm" svg:y1="8.136cm" svg:x2="16.92cm" svg:y2="7.816cm">
              <text:p text:style-name="P3"/>
            </draw:line>
          </draw:g>
        </draw:g>
        <draw:g>
          <draw:rect draw:style-name="gr4" draw:text-style-name="P6" draw:layer="layout" svg:width="0.434cm" svg:height="1.396cm" svg:x="21.183cm" svg:y="6.74cm">
            <text:p text:style-name="P3"/>
          </draw:rect>
          <draw:g>
            <draw:line draw:style-name="gr4" draw:text-style-name="P6" draw:layer="layout" svg:x1="21.617cm" svg:y1="8.136cm" svg:x2="21.4cm" svg:y2="7.816cm">
              <text:p text:style-name="P3"/>
            </draw:line>
            <draw:line draw:style-name="gr4" draw:text-style-name="P6" draw:layer="layout" svg:x1="21.203cm" svg:y1="8.136cm" svg:x2="21.42cm" svg:y2="7.816cm">
              <text:p text:style-name="P3"/>
            </draw:line>
          </draw:g>
        </draw:g>
        <draw:frame draw:style-name="gr44" draw:text-style-name="P8" draw:layer="layout" svg:width="1.069cm" svg:height="0.803cm" svg:x="14.802cm" svg:y="6.731cm">
          <draw:text-box>
            <text:p text:style-name="P3"><text:span text:style-name="T1">pc3</text:span></text:p>
          </draw:text-box>
        </draw:frame>
        <draw:frame draw:style-name="gr44" draw:text-style-name="P8" draw:layer="layout" svg:width="1.069cm" svg:height="0.803cm" svg:x="19.503cm" svg:y="6.732cm">
          <draw:text-box>
            <text:p text:style-name="P3"><text:span text:style-name="T1">pc4</text:span></text:p>
          </draw:text-box>
        </draw:frame>
        <draw:g>
          <draw:rect draw:style-name="gr4" draw:text-style-name="P6" draw:layer="layout" svg:width="0.434cm" svg:height="1.396cm" svg:x="25.783cm" svg:y="6.74cm">
            <text:p text:style-name="P3"/>
          </draw:rect>
          <draw:g>
            <draw:line draw:style-name="gr4" draw:text-style-name="P6" draw:layer="layout" svg:x1="26.217cm" svg:y1="8.136cm" svg:x2="26cm" svg:y2="7.816cm">
              <text:p text:style-name="P3"/>
            </draw:line>
            <draw:line draw:style-name="gr4" draw:text-style-name="P6" draw:layer="layout" svg:x1="25.803cm" svg:y1="8.136cm" svg:x2="26.02cm" svg:y2="7.816cm">
              <text:p text:style-name="P3"/>
            </draw:line>
          </draw:g>
        </draw:g>
        <draw:frame draw:style-name="gr44" draw:text-style-name="P8" draw:layer="layout" svg:width="1.069cm" svg:height="0.803cm" svg:x="24.104cm" svg:y="6.733cm">
          <draw:text-box>
            <text:p text:style-name="P3"><text:span text:style-name="T1">pc5</text:span></text:p>
          </draw:text-box>
        </draw:frame>
        <draw:frame draw:style-name="gr44" draw:text-style-name="P8" draw:layer="layout" svg:width="1.069cm" svg:height="0.803cm" svg:x="26.305cm" svg:y="6.734cm">
          <draw:text-box>
            <text:p text:style-name="P3"><text:span text:style-name="T1">pc6</text:span></text:p>
          </draw:text-box>
        </draw:frame>
        <draw:line draw:style-name="gr4" draw:text-style-name="P6" draw:layer="layout" svg:x1="14.343cm" svg:y1="11.738cm" svg:x2="30.112cm" svg:y2="11.738cm">
          <text:p text:style-name="P3"/>
        </draw:line>
        <draw:frame draw:style-name="gr44" draw:text-style-name="P8" draw:layer="layout" svg:width="1.438cm" svg:height="0.803cm" svg:x="26.305cm" svg:y="10.934cm">
          <draw:text-box>
            <text:p text:style-name="P3"><text:span text:style-name="T1">cntl_6</text:span></text:p>
          </draw:text-box>
        </draw:frame>
        <draw:frame draw:style-name="gr45" draw:text-style-name="P8" draw:layer="layout" svg:width="1.438cm" svg:height="0.803cm" svg:x="14.802cm" svg:y="10.931cm">
          <draw:text-box>
            <text:p text:style-name="P3"><text:span text:style-name="T1">cntl_3</text:span></text:p>
          </draw:text-box>
        </draw:frame>
        <draw:frame draw:style-name="gr45" draw:text-style-name="P8" draw:layer="layout" svg:width="1.438cm" svg:height="0.803cm" svg:x="19.503cm" svg:y="10.932cm">
          <draw:text-box>
            <text:p text:style-name="P3"><text:span text:style-name="T1">cntl_4</text:span></text:p>
          </draw:text-box>
        </draw:frame>
        <draw:frame draw:style-name="gr45" draw:text-style-name="P8" draw:layer="layout" svg:width="1.438cm" svg:height="0.803cm" svg:x="24.104cm" svg:y="10.933cm">
          <draw:text-box>
            <text:p text:style-name="P3"><text:span text:style-name="T1">cntl_5</text:span></text:p>
          </draw:text-box>
        </draw:frame>
        <draw:g>
          <draw:rect draw:style-name="gr46" draw:text-style-name="P6" draw:layer="layout" svg:width="0.434cm" svg:height="1.396cm" svg:x="16.683cm" svg:y="10.94cm">
            <text:p text:style-name="P3"/>
          </draw:rect>
          <draw:g>
            <draw:line draw:style-name="gr46" draw:text-style-name="P6" draw:layer="layout" svg:x1="17.117cm" svg:y1="12.336cm" svg:x2="16.9cm" svg:y2="12.016cm">
              <text:p text:style-name="P3"/>
            </draw:line>
            <draw:line draw:style-name="gr46" draw:text-style-name="P6" draw:layer="layout" svg:x1="16.703cm" svg:y1="12.336cm" svg:x2="16.92cm" svg:y2="12.016cm">
              <text:p text:style-name="P3"/>
            </draw:line>
          </draw:g>
        </draw:g>
        <draw:g>
          <draw:rect draw:style-name="gr46" draw:text-style-name="P6" draw:layer="layout" svg:width="0.434cm" svg:height="1.396cm" svg:x="21.183cm" svg:y="10.94cm">
            <text:p text:style-name="P3"/>
          </draw:rect>
          <draw:g>
            <draw:line draw:style-name="gr46" draw:text-style-name="P6" draw:layer="layout" svg:x1="21.617cm" svg:y1="12.336cm" svg:x2="21.4cm" svg:y2="12.016cm">
              <text:p text:style-name="P3"/>
            </draw:line>
            <draw:line draw:style-name="gr46" draw:text-style-name="P6" draw:layer="layout" svg:x1="21.203cm" svg:y1="12.336cm" svg:x2="21.42cm" svg:y2="12.016cm">
              <text:p text:style-name="P3"/>
            </draw:line>
          </draw:g>
        </draw:g>
        <draw:g>
          <draw:rect draw:style-name="gr46" draw:text-style-name="P6" draw:layer="layout" svg:width="0.434cm" svg:height="1.396cm" svg:x="25.783cm" svg:y="10.94cm">
            <text:p text:style-name="P3"/>
          </draw:rect>
          <draw:g>
            <draw:line draw:style-name="gr46" draw:text-style-name="P6" draw:layer="layout" svg:x1="26.217cm" svg:y1="12.336cm" svg:x2="26cm" svg:y2="12.016cm">
              <text:p text:style-name="P3"/>
            </draw:line>
            <draw:line draw:style-name="gr46" draw:text-style-name="P6" draw:layer="layout" svg:x1="25.803cm" svg:y1="12.336cm" svg:x2="26.02cm" svg:y2="12.016cm">
              <text:p text:style-name="P3"/>
            </draw:line>
          </draw:g>
        </draw:g>
        <draw:line draw:style-name="gr4" draw:text-style-name="P6" draw:layer="layout" svg:x1="10.355cm" svg:y1="3.374cm" svg:x2="12.334cm" svg:y2="3.374cm">
          <text:p text:style-name="P3"/>
        </draw:line>
        <draw:line draw:style-name="gr4" draw:text-style-name="P6" draw:layer="layout" svg:x1="17.155cm" svg:y1="3.374cm" svg:x2="18.467cm" svg:y2="3.374cm">
          <text:p text:style-name="P3"/>
        </draw:line>
        <draw:line draw:style-name="gr4" draw:text-style-name="P6" draw:layer="layout" svg:x1="21.556cm" svg:y1="3.474cm" svg:x2="22.855cm" svg:y2="3.474cm">
          <text:p text:style-name="P3"/>
        </draw:line>
        <draw:line draw:style-name="gr4" draw:text-style-name="P6" draw:layer="layout" svg:x1="4.721cm" svg:y1="3.432cm" svg:x2="5.594cm" svg:y2="3.432cm">
          <text:p text:style-name="P3"/>
        </draw:line>
        <draw:frame draw:style-name="gr44" draw:text-style-name="P8" draw:layer="layout" svg:width="0.913cm" svg:height="0.803cm" svg:x="6.398cm" svg:y="3.127cm">
          <draw:text-box>
            <text:p text:style-name="P3"><text:span text:style-name="T1">!br</text:span></text:p>
          </draw:text-box>
        </draw:frame>
        <draw:line draw:style-name="gr4" draw:text-style-name="P6" draw:layer="layout" svg:x1="15.789cm" svg:y1="3.316cm" svg:x2="13.786cm" svg:y2="3.316cm">
          <text:p text:style-name="P3"/>
        </draw:line>
        <draw:line draw:style-name="gr4" draw:text-style-name="P6" draw:layer="layout" svg:x1="16.373cm" svg:y1="3.519cm" svg:x2="16.722cm" svg:y2="3.519cm">
          <text:p text:style-name="P3"/>
        </draw:line>
        <draw:custom-shape draw:style-name="gr47" draw:text-style-name="P10" draw:layer="layout" svg:width="0.591cm" svg:height="0.383cm" svg:x="18.477cm" svg:y="3.33cm">
          <text:p text:style-name="P3"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6" draw:layer="layout" svg:x1="18.13cm" svg:y1="3.632cm" svg:x2="18.508cm" svg:y2="3.632cm">
          <text:p text:style-name="P3"/>
        </draw:line>
        <draw:frame draw:style-name="gr44" draw:text-style-name="P8" draw:layer="layout" svg:width="1.285cm" svg:height="0.803cm" svg:x="17.341cm" svg:y="3.545cm">
          <draw:text-box>
            <text:p text:style-name="P3"><text:span text:style-name="T1">!br_c</text:span></text:p>
          </draw:text-box>
        </draw:frame>
        <draw:line draw:style-name="gr4" draw:text-style-name="P6" draw:layer="layout" svg:x1="19.106cm" svg:y1="3.519cm" svg:x2="21.171cm" svg:y2="3.519cm">
          <text:p text:style-name="P3"/>
        </draw:line>
        <draw:frame draw:style-name="gr2" draw:text-style-name="P4" draw:layer="layout" svg:width="2.682cm" svg:height="0.776cm" svg:x="23.679cm" svg:y="15.497cm">
          <draw:text-box>
            <text:p text:style-name="P3"><text:span text:style-name="T1">alu_pipestage</text:span></text:p>
          </draw:text-box>
        </draw:frame>
        <draw:frame draw:style-name="gr2" draw:text-style-name="P4" draw:layer="layout" svg:width="1.556cm" svg:height="0.776cm" svg:x="24.698cm" svg:y="16.1cm">
          <draw:text-box>
            <text:p text:style-name="P3"><text:span text:style-name="T1">stage5</text:span></text:p>
          </draw:text-box>
        </draw:frame>
        <draw:frame draw:style-name="gr2" draw:text-style-name="P4" draw:layer="layout" svg:width="2.898cm" svg:height="0.776cm" svg:x="27.479cm" svg:y="15.398cm">
          <draw:text-box>
            <text:p text:style-name="P3"><text:span text:style-name="T1">dma_pipestage</text:span></text:p>
          </draw:text-box>
        </draw:frame>
        <draw:frame draw:style-name="gr2" draw:text-style-name="P4" draw:layer="layout" svg:width="1.556cm" svg:height="0.776cm" svg:x="28.498cm" svg:y="16.001cm">
          <draw:text-box>
            <text:p text:style-name="P3"><text:span text:style-name="T1">stage6</text:span></text:p>
          </draw:text-box>
        </draw:frame>
        <draw:g>
          <draw:rect draw:style-name="gr4" draw:text-style-name="P6" draw:layer="layout" svg:width="0.434cm" svg:height="1.396cm" svg:x="25.783cm" svg:y="2.64cm">
            <text:p text:style-name="P3"/>
          </draw:rect>
          <draw:g>
            <draw:line draw:style-name="gr4" draw:text-style-name="P6" draw:layer="layout" svg:x1="26.217cm" svg:y1="4.036cm" svg:x2="26cm" svg:y2="3.716cm">
              <text:p text:style-name="P3"/>
            </draw:line>
            <draw:line draw:style-name="gr4" draw:text-style-name="P6" draw:layer="layout" svg:x1="25.803cm" svg:y1="4.036cm" svg:x2="26.02cm" svg:y2="3.716cm">
              <text:p text:style-name="P3"/>
            </draw:line>
          </draw:g>
        </draw:g>
        <draw:line draw:style-name="gr4" draw:text-style-name="P6" draw:layer="layout" svg:x1="26.23cm" svg:y1="3.474cm" svg:x2="30.347cm" svg:y2="3.474cm">
          <text:p text:style-name="P3"/>
        </draw:line>
        <draw:frame draw:style-name="gr2" draw:text-style-name="P4" draw:layer="layout" svg:width="1.611cm" svg:height="0.776cm" svg:x="26.196cm" svg:y="2.74cm">
          <draw:text-box>
            <text:p text:style-name="P3"><text:span text:style-name="T1">valid_6</text:span></text:p>
          </draw:text-box>
        </draw:frame>
        <draw:g>
          <draw:custom-shape draw:style-name="gr48" draw:text-style-name="P10" draw:layer="layout" svg:width="0.591cm" svg:height="0.68cm" svg:x="8.375cm" svg:y="3.132cm">
            <text:p text:style-name="P3"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49" draw:text-style-name="P10" draw:layer="layout" svg:x1="7.28cm" svg:y1="3.543cm" svg:x2="8.388cm" svg:y2="3.543cm">
            <text:p text:style-name="P3"/>
          </draw:line>
          <draw:frame draw:style-name="gr44" draw:text-style-name="P8" draw:layer="layout" svg:width="1.285cm" svg:height="0.803cm" svg:x="6.299cm" svg:y="3.428cm">
            <draw:text-box>
              <text:p text:style-name="P3"><text:span text:style-name="T1">!br_c</text:span></text:p>
            </draw:text-box>
          </draw:frame>
          <draw:line draw:style-name="gr50" draw:text-style-name="P10" draw:layer="layout" svg:x1="7.28cm" svg:y1="3.743cm" svg:x2="8.388cm" svg:y2="3.743cm">
            <text:p text:style-name="P3"/>
          </draw:line>
        </draw:g>
        <draw:g>
          <draw:g>
            <draw:custom-shape draw:style-name="gr51" draw:text-style-name="P10" draw:layer="layout" svg:width="0.591cm" svg:height="0.68cm" svg:x="12.376cm" svg:y="3.233cm">
              <text:p text:style-name="P3"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line draw:style-name="gr52" draw:text-style-name="P10" draw:layer="layout" svg:x1="11.281cm" svg:y1="3.644cm" svg:x2="12.389cm" svg:y2="3.644cm">
              <text:p text:style-name="P3"/>
            </draw:line>
            <draw:frame draw:style-name="gr44" draw:text-style-name="P8" draw:layer="layout" svg:width="1.285cm" svg:height="0.803cm" svg:x="10.3cm" svg:y="3.529cm">
              <draw:text-box>
                <text:p text:style-name="P3"><text:span text:style-name="T1">!br_c</text:span></text:p>
              </draw:text-box>
            </draw:frame>
            <draw:line draw:style-name="gr53" draw:text-style-name="P10" draw:layer="layout" svg:x1="11.281cm" svg:y1="3.844cm" svg:x2="12.389cm" svg:y2="3.844cm">
              <text:p text:style-name="P3"/>
            </draw:line>
          </draw:g>
          <draw:frame draw:style-name="gr44" draw:text-style-name="P8" draw:layer="layout" svg:width="0.913cm" svg:height="0.803cm" svg:x="10.242cm" svg:y="3.246cm">
            <draw:text-box>
              <text:p text:style-name="P3"><text:span text:style-name="T1">!br</text:span></text:p>
            </draw:text-box>
          </draw:frame>
        </draw:g>
        <draw:line draw:style-name="gr4" draw:text-style-name="P6" draw:layer="layout" svg:x1="12.974cm" svg:y1="3.519cm" svg:x2="13.323cm" svg:y2="3.519cm">
          <text:p text:style-name="P3"/>
        </draw:line>
        <draw:g>
          <draw:g>
            <draw:custom-shape draw:style-name="gr54" draw:text-style-name="P10" draw:layer="layout" svg:width="0.591cm" svg:height="0.68cm" svg:x="15.777cm" svg:y="3.234cm">
              <text:p text:style-name="P3"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line draw:style-name="gr55" draw:text-style-name="P10" draw:layer="layout" svg:x1="14.682cm" svg:y1="3.645cm" svg:x2="15.79cm" svg:y2="3.645cm">
              <text:p text:style-name="P3"/>
            </draw:line>
            <draw:frame draw:style-name="gr44" draw:text-style-name="P8" draw:layer="layout" svg:width="1.285cm" svg:height="0.803cm" svg:x="13.701cm" svg:y="3.53cm">
              <draw:text-box>
                <text:p text:style-name="P3"><text:span text:style-name="T1">!br_c</text:span></text:p>
              </draw:text-box>
            </draw:frame>
            <draw:line draw:style-name="gr56" draw:text-style-name="P10" draw:layer="layout" svg:x1="14.682cm" svg:y1="3.845cm" svg:x2="15.79cm" svg:y2="3.845cm">
              <text:p text:style-name="P3"/>
            </draw:line>
          </draw:g>
          <draw:frame draw:style-name="gr44" draw:text-style-name="P8" draw:layer="layout" svg:width="0.913cm" svg:height="0.803cm" svg:x="13.643cm" svg:y="3.247cm">
            <draw:text-box>
              <text:p text:style-name="P3"><text:span text:style-name="T1">!br</text:span></text:p>
            </draw:text-box>
          </draw:frame>
        </draw:g>
        <draw:custom-shape draw:style-name="gr57" draw:text-style-name="P10" draw:layer="layout" svg:width="0.591cm" svg:height="0.383cm" svg:x="22.878cm" svg:y="3.331cm">
          <text:p text:style-name="P3"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6" draw:layer="layout" svg:x1="23.457cm" svg:y1="3.474cm" svg:x2="25.75cm" svg:y2="3.474cm">
          <text:p text:style-name="P3"/>
        </draw:line>
        <draw:frame draw:style-name="gr44" draw:text-style-name="P8" draw:layer="layout" svg:width="1.285cm" svg:height="0.803cm" svg:x="21.942cm" svg:y="3.546cm">
          <draw:text-box>
            <text:p text:style-name="P3"><text:span text:style-name="T1">!br_c</text:span></text:p>
          </draw:text-box>
        </draw:frame>
        <draw:line draw:style-name="gr4" draw:text-style-name="P6" draw:layer="layout" svg:x1="22.918cm" svg:y1="3.617cm" svg:x2="22.42cm" svg:y2="3.617cm">
          <text:p text:style-name="P3"/>
        </draw:line>
        <draw:line draw:style-name="gr3" draw:text-style-name="P2" draw:layer="layout" svg:x1="30.26cm" svg:y1="1.998cm" svg:x2="30.253cm" svg:y2="16.881cm">
          <text:p text:style-name="P3"/>
        </draw:line>
        <draw:line draw:style-name="gr3" draw:text-style-name="P2" draw:layer="layout" svg:x1="6.278cm" svg:y1="2.35cm" svg:x2="6.278cm" svg:y2="17.339cm">
          <text:p text:style-name="P3"/>
        </draw:line>
        <draw:line draw:style-name="gr3" draw:text-style-name="P2" draw:layer="layout" svg:x1="10.401cm" svg:y1="2.395cm" svg:x2="10.401cm" svg:y2="16.94cm">
          <text:p text:style-name="P3"/>
        </draw:line>
        <draw:line draw:style-name="gr3" draw:text-style-name="P2" draw:layer="layout" svg:x1="13.777cm" svg:y1="2.35cm" svg:x2="13.777cm" svg:y2="17.163cm">
          <text:p text:style-name="P3"/>
        </draw:line>
        <draw:line draw:style-name="gr3" draw:text-style-name="P2" draw:layer="layout" svg:x1="26.265cm" svg:y1="2.173cm" svg:x2="26.265cm" svg:y2="16.984cm">
          <text:p text:style-name="P3"/>
        </draw:line>
        <draw:line draw:style-name="gr3" draw:text-style-name="P2" draw:layer="layout" svg:x1="17.197cm" svg:y1="2.217cm" svg:x2="17.197cm" svg:y2="17.339cm">
          <text:p text:style-name="P3"/>
        </draw:line>
        <draw:line draw:style-name="gr3" draw:text-style-name="P2" draw:layer="layout" svg:x1="21.664cm" svg:y1="2.085cm" svg:x2="21.664cm" svg:y2="17.029cm">
          <text:p text:style-name="P3"/>
        </draw:line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4.117cm" svg:height="0.988cm" svg:x="1.457cm" svg:y="1.252cm">
          <draw:text-box>
            <text:p text:style-name="P3"><text:span text:style-name="T2">Program counter</text:span></text:p>
          </draw:text-box>
        </draw:frame>
        <draw:rect draw:style-name="gr4" draw:text-style-name="P6" draw:layer="layout" svg:width="8.664cm" svg:height="5.234cm" svg:x="4.478cm" svg:y="3.634cm">
          <text:p text:style-name="P3"/>
        </draw:rect>
        <draw:g draw:id="id5">
          <draw:glue-point draw:id="4" svg:x="-4.951cm" svg:y="-2.838cm"/>
          <draw:g draw:id="id3">
            <draw:line draw:style-name="gr4" draw:text-style-name="P7" draw:layer="layout" svg:x1="7.498cm" svg:y1="5.851cm" svg:x2="8.423cm" svg:y2="6.249cm">
              <text:p text:style-name="P3"/>
            </draw:line>
            <draw:line draw:style-name="gr4" draw:text-style-name="P7" draw:layer="layout" svg:x1="7.498cm" svg:y1="7.703cm" svg:x2="8.423cm" svg:y2="7.305cm">
              <text:p text:style-name="P3"/>
            </draw:line>
            <draw:line draw:style-name="gr4" draw:text-style-name="P7" draw:layer="layout" svg:x1="8.431cm" svg:y1="6.251cm" svg:x2="8.431cm" svg:y2="7.303cm">
              <text:p text:style-name="P3"/>
            </draw:line>
          </draw:g>
          <draw:g>
            <draw:line draw:style-name="gr4" draw:text-style-name="P7" draw:layer="layout" svg:x1="7.498cm" svg:y1="6.607cm" svg:x2="7.893cm" svg:y2="6.776cm">
              <text:p text:style-name="P3"/>
            </draw:line>
            <draw:line draw:style-name="gr4" draw:text-style-name="P7" draw:layer="layout" svg:x1="7.501cm" svg:y1="6.948cm" svg:x2="7.896cm" svg:y2="6.779cm">
              <text:p text:style-name="P3"/>
            </draw:line>
          </draw:g>
          <draw:connector draw:style-name="gr4" draw:text-style-name="P7" draw:layer="layout" svg:x1="8.431cm" svg:y1="6.777cm" svg:x2="8.431cm" svg:y2="6.777cm" draw:start-shape="id3" draw:end-shape="id3">
            <text:p text:style-name="P3"/>
          </draw:connector>
          <draw:line draw:style-name="gr4" draw:text-style-name="P7" draw:layer="layout" svg:x1="7.498cm" svg:y1="6.95cm" svg:x2="7.498cm" svg:y2="7.704cm">
            <text:p text:style-name="P3"/>
          </draw:line>
          <draw:line draw:style-name="gr4" draw:text-style-name="P7" draw:layer="layout" svg:x1="7.498cm" svg:y1="5.856cm" svg:x2="7.498cm" svg:y2="6.61cm">
            <text:p text:style-name="P3"/>
          </draw:line>
        </draw:g>
        <draw:custom-shape draw:style-name="gr5" draw:text-style-name="P7" draw:layer="layout" svg:width="2.231cm" svg:height="0.757cm" draw:transform="rotate (1.5707963267946) translate (10.118cm 8.432cm)">
          <text:p text:style-name="P3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6" draw:layer="layout" svg:x1="8.461cm" svg:y1="6.774cm" svg:x2="10.089cm" svg:y2="6.774cm">
          <text:p text:style-name="P3"/>
        </draw:line>
        <draw:line draw:style-name="gr4" draw:text-style-name="P6" draw:layer="layout" svg:x1="5.146cm" svg:y1="8.168cm" svg:x2="10.118cm" svg:y2="8.168cm">
          <text:p text:style-name="P3"/>
        </draw:line>
        <draw:frame draw:style-name="gr2" draw:layer="layout" svg:width="0.875cm" svg:height="1.195cm" svg:x="7.735cm" svg:y="6.079cm">
          <draw:text-box>
            <text:p text:style-name="P3">+</text:p>
          </draw:text-box>
        </draw:frame>
        <draw:line draw:style-name="gr4" draw:text-style-name="P6" draw:layer="layout" svg:x1="6.455cm" svg:y1="7.297cm" svg:x2="7.502cm" svg:y2="7.297cm">
          <text:p text:style-name="P3"/>
        </draw:line>
        <draw:frame draw:style-name="gr2" draw:text-style-name="P4" draw:layer="layout" svg:width="0.9cm" svg:height="0.776cm" svg:x="4.749cm" svg:y="6.136cm">
          <draw:text-box>
            <text:p text:style-name="P3"><text:span text:style-name="T1">+1</text:span></text:p>
          </draw:text-box>
        </draw:frame>
        <draw:frame draw:style-name="gr2" draw:text-style-name="P4" draw:layer="layout" svg:width="0.697cm" svg:height="0.776cm" svg:x="9.973cm" svg:y="6.601cm">
          <draw:text-box>
            <text:p text:style-name="P3"><text:span text:style-name="T1">0</text:span></text:p>
          </draw:text-box>
        </draw:frame>
        <draw:frame draw:style-name="gr2" draw:text-style-name="P4" draw:layer="layout" svg:width="2.788cm" svg:height="0.776cm" svg:x="5.931cm" svg:y="8.03cm">
          <draw:text-box>
            <text:p text:style-name="P3"><text:span text:style-name="T1">id_br_addr(10)</text:span></text:p>
          </draw:text-box>
        </draw:frame>
        <draw:line draw:style-name="gr4" draw:text-style-name="P6" draw:layer="layout" svg:x1="10.467cm" svg:y1="8.112cm" svg:x2="10.467cm" svg:y2="10.292cm">
          <text:p text:style-name="P3"/>
        </draw:line>
        <draw:frame draw:style-name="gr2" draw:text-style-name="P4" draw:layer="layout" svg:width="1.476cm" svg:height="0.776cm" draw:transform="rotate (1.58859868516494) translate (9.718cm 10.39cm)">
          <draw:text-box>
            <text:p text:style-name="P3"><text:span text:style-name="T1">br_id4</text:span></text:p>
          </draw:text-box>
        </draw:frame>
        <draw:line draw:style-name="gr4" draw:text-style-name="P6" draw:id="id4" draw:layer="layout" svg:x1="12.095cm" svg:y1="7.327cm" svg:x2="14.567cm" svg:y2="7.327cm">
          <draw:glue-point draw:id="4" svg:x="-3.236cm" svg:y="0cm"/>
          <text:p text:style-name="P3"/>
        </draw:line>
        <draw:frame draw:style-name="gr2" draw:text-style-name="P5" draw:layer="layout" svg:width="1.175cm" svg:height="0.988cm" svg:x="11.601cm" svg:y="3.529cm">
          <draw:text-box>
            <text:p text:style-name="P3"><text:span text:style-name="T2">PC</text:span></text:p>
          </draw:text-box>
        </draw:frame>
        <draw:frame draw:style-name="gr2" draw:text-style-name="P4" draw:layer="layout" svg:width="3.707cm" svg:height="0.776cm" svg:x="13.521cm" svg:y="6.484cm">
          <draw:text-box>
            <text:p text:style-name="P3"><text:span text:style-name="T1">pc_im_addr_pc1(10)</text:span></text:p>
          </draw:text-box>
        </draw:frame>
        <draw:frame draw:style-name="gr2" draw:text-style-name="P4" draw:layer="layout" svg:width="10.637cm" svg:height="2.876cm" svg:x="2.212cm" svg:y="15.208cm">
          <draw:text-box>
            <text:p text:style-name="P3"><text:span text:style-name="T1">pc_addr_im = pc address for instruction memory</text:span></text:p>
            <text:p text:style-name="P3"><text:span text:style-name="T1">id_br_addr =branch address from id pipestage</text:span></text:p>
            <text:p text:style-name="P3"><text:span text:style-name="T1">br_id4 = is 1 for branch instruction and 0 for the other instructions</text:span></text:p>
            <text:p text:style-name="P3"><text:span text:style-name="T1">br_cond=branch condition</text:span></text:p>
            <text:p text:style-name="P3"><text:span text:style-name="T1">bro=branch relative offset</text:span></text:p>
          </draw:text-box>
        </draw:frame>
        <draw:line draw:style-name="gr4" draw:text-style-name="P6" draw:layer="layout" svg:x1="10.874cm" svg:y1="7.327cm" svg:x2="11.514cm" svg:y2="7.327cm">
          <text:p text:style-name="P3"/>
        </draw:line>
        <draw:g>
          <draw:rect draw:style-name="gr4" draw:text-style-name="P6" draw:layer="layout" svg:width="0.639cm" svg:height="1.396cm" svg:x="11.485cm" svg:y="6.716cm">
            <text:p text:style-name="P3"/>
          </draw:rect>
          <draw:g>
            <draw:line draw:style-name="gr4" draw:text-style-name="P6" draw:layer="layout" svg:x1="12.124cm" svg:y1="8.112cm" svg:x2="11.804cm" svg:y2="7.792cm">
              <text:p text:style-name="P3"/>
            </draw:line>
            <draw:line draw:style-name="gr4" draw:text-style-name="P6" draw:layer="layout" svg:x1="11.514cm" svg:y1="8.112cm" svg:x2="11.834cm" svg:y2="7.792cm">
              <text:p text:style-name="P3"/>
            </draw:line>
          </draw:g>
        </draw:g>
        <draw:connector draw:style-name="gr4" draw:text-style-name="P6" draw:layer="layout" draw:line-skew="-3.029cm" svg:x1="12.532cm" svg:y1="7.327cm" svg:x2="7.503cm" svg:y2="6.252cm" draw:start-shape="id4" draw:start-glue-point="4" draw:end-shape="id5" draw:end-glue-point="4">
          <text:p text:style-name="P3"/>
        </draw:connector>
        <draw:custom-shape draw:style-name="gr5" draw:text-style-name="P7" draw:layer="layout" svg:width="1.59cm" svg:height="0.468cm" draw:transform="rotate (1.5707963267946) translate (5.971cm 8.066cm)">
          <text:p text:style-name="P3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6" draw:layer="layout" svg:x1="5.088cm" svg:y1="6.862cm" svg:x2="5.961cm" svg:y2="6.862cm">
          <text:p text:style-name="P3"/>
        </draw:line>
        <draw:line draw:style-name="gr4" draw:text-style-name="P6" draw:layer="layout" svg:x1="5.089cm" svg:y1="7.562cm" svg:x2="5.962cm" svg:y2="7.562cm">
          <text:p text:style-name="P3"/>
        </draw:line>
        <draw:line draw:style-name="gr4" draw:text-style-name="P6" draw:layer="layout" svg:x1="6.193cm" svg:y1="5.902cm" svg:x2="6.193cm" svg:y2="6.687cm">
          <text:p text:style-name="P3"/>
        </draw:line>
        <draw:frame draw:style-name="gr2" draw:text-style-name="P4" draw:layer="layout" svg:width="1.62cm" svg:height="0.776cm" svg:x="4.332cm" svg:y="6.83cm">
          <draw:text-box>
            <text:p text:style-name="P3"><text:span text:style-name="T1">bro(10)</text:span></text:p>
          </draw:text-box>
        </draw:frame>
        <draw:g>
          <draw:custom-shape draw:style-name="gr58" draw:text-style-name="P10" draw:layer="layout" svg:width="0.561cm" svg:height="0.328cm" draw:transform="rotate (-1.5678292670674) translate (6.324cm 5.076cm)">
            <text:p text:style-name="P3"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59" draw:text-style-name="P10" draw:layer="layout" svg:x1="6.057cm" svg:y1="4.797cm" svg:x2="6.058cm" svg:y2="5.077cm">
            <text:p text:style-name="P3"/>
          </draw:line>
          <draw:line draw:style-name="gr60" draw:text-style-name="P10" draw:layer="layout" svg:x1="6.25cm" svg:y1="4.798cm" svg:x2="6.251cm" svg:y2="5.077cm">
            <text:p text:style-name="P3"/>
          </draw:line>
          <draw:line draw:style-name="gr61" draw:text-style-name="P10" draw:layer="layout" svg:x1="6.25cm" svg:y1="4.798cm" svg:x2="6.251cm" svg:y2="5.078cm">
            <text:p text:style-name="P3"/>
          </draw:line>
          <draw:line draw:style-name="gr62" draw:text-style-name="P10" draw:layer="layout" svg:x1="6.162cm" svg:y1="5.648cm" svg:x2="6.163cm" svg:y2="5.927cm">
            <text:p text:style-name="P3"/>
          </draw:line>
        </draw:g>
        <draw:frame draw:style-name="gr2" draw:text-style-name="P4" draw:layer="layout" svg:width="1.772cm" svg:height="0.776cm" svg:x="4.533cm" svg:y="4.23cm">
          <draw:text-box>
            <text:p text:style-name="P3"><text:span text:style-name="T1">br_cond</text:span></text:p>
          </draw:text-box>
        </draw:frame>
        <draw:frame draw:style-name="gr2" draw:text-style-name="P4" draw:layer="layout" svg:width="1.476cm" svg:height="0.776cm" svg:x="6.134cm" svg:y="4.23cm">
          <draw:text-box>
            <text:p text:style-name="P3"><text:span text:style-name="T1">br_id4</text:span></text:p>
          </draw:text-box>
        </draw:frame>
        <draw:frame draw:style-name="gr2" draw:text-style-name="P4" draw:layer="layout" svg:width="0.697cm" svg:height="0.776cm" svg:x="5.874cm" svg:y="6.601cm">
          <draw:text-box>
            <text:p text:style-name="P3"><text:span text:style-name="T1">0</text:span></text:p>
          </draw:text-box>
        </draw:frame>
        <draw:frame draw:style-name="gr2" draw:text-style-name="P4" draw:layer="layout" svg:width="0.697cm" svg:height="0.776cm" svg:x="9.974cm" svg:y="7.528cm">
          <draw:text-box>
            <text:p text:style-name="P3"><text:span text:style-name="T1">1</text:span></text:p>
          </draw:text-box>
        </draw:frame>
        <draw:frame draw:style-name="gr2" draw:text-style-name="P4" draw:layer="layout" svg:width="0.697cm" svg:height="0.776cm" svg:x="5.874cm" svg:y="7.228cm">
          <draw:text-box>
            <text:p text:style-name="P3"><text:span text:style-name="T1">1</text:span></text:p>
          </draw:text-box>
        </draw:frame>
        <draw:frame draw:style-name="gr2" draw:text-style-name="P4" draw:layer="layout" svg:width="2.339cm" svg:height="0.776cm" svg:x="9.022cm" svg:y="4.384cm">
          <draw:text-box>
            <text:p text:style-name="P3"><text:span text:style-name="T1">next_pc(10)</text:span></text:p>
          </draw:text-box>
        </draw:frame>
        <draw:frame draw:style-name="gr2" draw:text-style-name="P4" draw:layer="layout" svg:width="3.122cm" svg:height="0.776cm" svg:x="7.923cm" svg:y="5.584cm">
          <draw:text-box>
            <text:p text:style-name="P3"><text:span text:style-name="T1">add_mux_pc(10)</text:span></text:p>
          </draw:text-box>
        </draw:frame>
        <draw:line draw:style-name="gr4" draw:text-style-name="P6" draw:layer="layout" svg:x1="11.766cm" svg:y1="5.733cm" svg:x2="11.766cm" svg:y2="6.695cm">
          <text:p text:style-name="P3"/>
        </draw:line>
        <draw:frame draw:style-name="gr2" draw:text-style-name="P4" draw:layer="layout" svg:width="1.285cm" svg:height="0.776cm" draw:transform="rotate (1.58859868516494) translate (11.118cm 6.89cm)">
          <draw:text-box>
            <text:p text:style-name="P3"><text:span text:style-name="T1">reset</text:span></text:p>
          </draw:text-box>
        </draw:frame>
      </draw:page>
      <draw:page draw:name="page4" draw:style-name="dp1" draw:master-page-name="Default">
        <office:forms form:automatic-focus="false" form:apply-design-mode="false"/>
        <draw:rect draw:style-name="gr4" draw:text-style-name="P6" draw:layer="layout" svg:width="3.576cm" svg:height="5.226cm" svg:x="6.601cm" svg:y="2.886cm">
          <text:p text:style-name="P3"/>
        </draw:rect>
        <draw:frame draw:style-name="gr41" draw:text-style-name="P8" draw:layer="layout" svg:width="1.048cm" svg:height="0.956cm" svg:x="7.824cm" svg:y="2.829cm">
          <draw:text-box>
            <text:p text:style-name="P3"><text:span text:style-name="T1">DM</text:span></text:p>
          </draw:text-box>
        </draw:frame>
        <draw:line draw:style-name="gr4" draw:text-style-name="P6" draw:layer="layout" svg:x1="7.611cm" svg:y1="9.333cm" svg:x2="7.611cm" svg:y2="8.112cm">
          <text:p text:style-name="P3"/>
        </draw:line>
        <draw:frame draw:style-name="gr2" draw:text-style-name="P4" draw:layer="layout" svg:width="1.459cm" svg:height="0.776cm" draw:transform="rotate (0.0239110107523178) translate (8.222cm 7.374cm)">
          <draw:text-box>
            <text:p text:style-name="P3"><text:span text:style-name="T1">wr_en</text:span></text:p>
          </draw:text-box>
        </draw:frame>
        <draw:frame draw:style-name="gr2" draw:text-style-name="P4" draw:layer="layout" svg:width="1.399cm" svg:height="0.776cm" draw:transform="rotate (-0.0225147473519096) translate (6.765cm 7.343cm)">
          <draw:text-box>
            <text:p text:style-name="P3"><text:span text:style-name="T1">rd_en</text:span></text:p>
          </draw:text-box>
        </draw:frame>
        <draw:frame draw:style-name="gr40" draw:text-style-name="P8" draw:layer="layout" svg:width="1.747cm" svg:height="0.776cm" svg:x="6.585cm" svg:y="6.095cm">
          <draw:text-box>
            <text:p text:style-name="P3"><text:span text:style-name="T1">data_in </text:span></text:p>
          </draw:text-box>
        </draw:frame>
        <draw:line draw:style-name="gr4" draw:text-style-name="P6" draw:layer="layout" svg:x1="5.739cm" svg:y1="3.982cm" svg:x2="6.582cm" svg:y2="3.982cm">
          <text:p text:style-name="P3"/>
        </draw:line>
        <draw:frame draw:style-name="gr40" draw:text-style-name="P8" draw:layer="layout" svg:width="1.81cm" svg:height="0.776cm" svg:x="6.673cm" svg:y="3.573cm">
          <draw:text-box>
            <text:p text:style-name="P3"><text:span text:style-name="T1">addr_rd </text:span></text:p>
          </draw:text-box>
        </draw:frame>
        <draw:frame draw:style-name="gr2" draw:text-style-name="P5" draw:layer="layout" svg:width="3.436cm" svg:height="0.988cm" svg:x="1cm" svg:y="1cm">
          <draw:text-box>
            <text:p text:style-name="P3"><text:span text:style-name="T2">Data Memory</text:span></text:p>
          </draw:text-box>
        </draw:frame>
        <draw:line draw:style-name="gr4" draw:text-style-name="P6" draw:layer="layout" svg:x1="8.811cm" svg:y1="9.362cm" svg:x2="8.811cm" svg:y2="8.113cm">
          <text:p text:style-name="P3"/>
        </draw:line>
        <draw:line draw:style-name="gr4" draw:text-style-name="P6" draw:layer="layout" svg:x1="8.811cm" svg:y1="9.391cm" svg:x2="8.811cm" svg:y2="8.114cm">
          <text:p text:style-name="P3"/>
        </draw:line>
        <draw:frame draw:style-name="gr40" draw:text-style-name="P8" draw:layer="layout" svg:width="1.963cm" svg:height="0.776cm" svg:x="8.286cm" svg:y="5.295cm">
          <draw:text-box>
            <text:p text:style-name="P3"><text:span text:style-name="T1">data_out </text:span></text:p>
          </draw:text-box>
        </draw:frame>
        <draw:line draw:style-name="gr4" draw:text-style-name="P6" draw:layer="layout" svg:x1="5.74cm" svg:y1="6.582cm" svg:x2="6.583cm" svg:y2="6.582cm">
          <text:p text:style-name="P3"/>
        </draw:line>
        <draw:line draw:style-name="gr4" draw:text-style-name="P6" draw:layer="layout" svg:x1="10.14cm" svg:y1="5.782cm" svg:x2="10.983cm" svg:y2="5.782cm">
          <text:p text:style-name="P3"/>
        </draw:line>
        <draw:frame draw:style-name="gr41" draw:text-style-name="P8" draw:layer="layout" svg:width="0.986cm" svg:height="0.956cm" svg:x="5.424cm" svg:y="3.129cm">
          <draw:text-box>
            <text:p text:style-name="P3"><text:span text:style-name="T1">32</text:span></text:p>
          </draw:text-box>
        </draw:frame>
        <draw:frame draw:style-name="gr41" draw:text-style-name="P8" draw:layer="layout" svg:width="0.986cm" svg:height="0.956cm" svg:x="5.424cm" svg:y="5.829cm">
          <draw:text-box>
            <text:p text:style-name="P3"><text:span text:style-name="T1">32</text:span></text:p>
          </draw:text-box>
        </draw:frame>
        <draw:frame draw:style-name="gr41" draw:text-style-name="P8" draw:layer="layout" svg:width="0.986cm" svg:height="0.956cm" svg:x="10.324cm" svg:y="4.929cm">
          <draw:text-box>
            <text:p text:style-name="P3"><text:span text:style-name="T1">32</text:span></text:p>
          </draw:text-box>
        </draw:frame>
        <draw:line draw:style-name="gr4" draw:text-style-name="P6" draw:layer="layout" svg:x1="6.018cm" svg:y1="4.153cm" svg:x2="6.367cm" svg:y2="3.804cm">
          <text:p text:style-name="P3"/>
        </draw:line>
        <draw:line draw:style-name="gr4" draw:text-style-name="P6" draw:layer="layout" svg:x1="6.019cm" svg:y1="6.754cm" svg:x2="6.368cm" svg:y2="6.405cm">
          <text:p text:style-name="P3"/>
        </draw:line>
        <draw:line draw:style-name="gr4" draw:text-style-name="P6" draw:layer="layout" svg:x1="10.419cm" svg:y1="5.983cm" svg:x2="10.768cm" svg:y2="5.634cm">
          <text:p text:style-name="P3"/>
        </draw:line>
        <draw:line draw:style-name="gr4" draw:text-style-name="P6" draw:layer="layout" svg:x1="5.74cm" svg:y1="4.882cm" svg:x2="6.583cm" svg:y2="4.882cm">
          <text:p text:style-name="P3"/>
        </draw:line>
        <draw:frame draw:style-name="gr40" draw:text-style-name="P8" draw:layer="layout" svg:width="1.869cm" svg:height="0.776cm" svg:x="6.674cm" svg:y="4.473cm">
          <draw:text-box>
            <text:p text:style-name="P3"><text:span text:style-name="T1">addr_wr </text:span></text:p>
          </draw:text-box>
        </draw:frame>
        <draw:frame draw:style-name="gr41" draw:text-style-name="P8" draw:layer="layout" svg:width="0.986cm" svg:height="0.956cm" svg:x="5.425cm" svg:y="4.029cm">
          <draw:text-box>
            <text:p text:style-name="P3"><text:span text:style-name="T1">32</text:span></text:p>
          </draw:text-box>
        </draw:frame>
        <draw:line draw:style-name="gr4" draw:text-style-name="P6" draw:layer="layout" svg:x1="6.019cm" svg:y1="5.053cm" svg:x2="6.368cm" svg:y2="4.704cm">
          <text:p text:style-name="P3"/>
        </draw:line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3.22cm" svg:height="0.988cm" svg:x="1cm" svg:y="1cm">
          <draw:text-box>
            <text:p text:style-name="P3"><text:span text:style-name="T2">Register File</text:span></text:p>
          </draw:text-box>
        </draw:frame>
        <draw:rect draw:style-name="gr4" draw:text-style-name="P6" draw:layer="layout" svg:width="3.576cm" svg:height="5.054cm" svg:x="6.543cm" svg:y="3.087cm">
          <text:p text:style-name="P3"/>
        </draw:rect>
        <draw:frame draw:style-name="gr41" draw:text-style-name="P8" draw:layer="layout" svg:width="0.986cm" svg:height="0.956cm" svg:x="9.024cm" svg:y="3.029cm">
          <draw:text-box>
            <text:p text:style-name="P3"><text:span text:style-name="T1">RF</text:span></text:p>
          </draw:text-box>
        </draw:frame>
        <draw:line draw:style-name="gr4" draw:text-style-name="P6" draw:layer="layout" svg:x1="7.311cm" svg:y1="9.333cm" svg:x2="7.311cm" svg:y2="8.112cm">
          <text:p text:style-name="P3"/>
        </draw:line>
        <draw:frame draw:style-name="gr2" draw:text-style-name="P4" draw:layer="layout" svg:width="1.459cm" svg:height="0.776cm" draw:transform="rotate (1.58039563768057) translate (7.579cm 10.677cm)">
          <draw:text-box>
            <text:p text:style-name="P3"><text:span text:style-name="T1">wr_en</text:span></text:p>
          </draw:text-box>
        </draw:frame>
        <draw:frame draw:style-name="gr2" draw:text-style-name="P4" draw:layer="layout" svg:width="1.594cm" svg:height="0.776cm" draw:transform="rotate (1.59383467292092) translate (6.883cm 10.855cm)">
          <draw:text-box>
            <text:p text:style-name="P3"><text:span text:style-name="T1">rd_en0</text:span></text:p>
          </draw:text-box>
        </draw:frame>
        <draw:frame draw:style-name="gr40" draw:text-style-name="P8" draw:layer="layout" svg:width="1.848cm" svg:height="0.776cm" svg:x="6.585cm" svg:y="3.995cm">
          <draw:text-box>
            <text:p text:style-name="P3"><text:span text:style-name="T1">wr_data </text:span></text:p>
          </draw:text-box>
        </draw:frame>
        <draw:line draw:style-name="gr4" draw:text-style-name="P6" draw:layer="layout" svg:x1="8.011cm" svg:y1="9.362cm" svg:x2="8.011cm" svg:y2="8.113cm">
          <text:p text:style-name="P3"/>
        </draw:line>
        <draw:line draw:style-name="gr4" draw:text-style-name="P6" draw:layer="layout" svg:x1="8.011cm" svg:y1="9.391cm" svg:x2="8.011cm" svg:y2="8.114cm">
          <text:p text:style-name="P3"/>
        </draw:line>
        <draw:frame draw:style-name="gr40" draw:text-style-name="P8" draw:layer="layout" svg:width="1.984cm" svg:height="0.776cm" svg:x="8.286cm" svg:y="4.995cm">
          <draw:text-box>
            <text:p text:style-name="P3"><text:span text:style-name="T1">rd_data0 </text:span></text:p>
          </draw:text-box>
        </draw:frame>
        <draw:g>
          <draw:line draw:style-name="gr4" draw:text-style-name="P6" draw:layer="layout" svg:x1="5.736cm" svg:y1="5.434cm" svg:x2="6.579cm" svg:y2="5.434cm">
            <text:p text:style-name="P3"/>
          </draw:line>
          <draw:frame draw:style-name="gr41" draw:text-style-name="P8" draw:layer="layout" svg:width="0.986cm" svg:height="0.956cm" svg:x="5.621cm" svg:y="4.681cm">
            <draw:text-box>
              <text:p text:style-name="P3"><text:span text:style-name="T1">5</text:span></text:p>
            </draw:text-box>
          </draw:frame>
          <draw:line draw:style-name="gr4" draw:text-style-name="P6" draw:layer="layout" svg:x1="6.015cm" svg:y1="5.605cm" svg:x2="6.364cm" svg:y2="5.256cm">
            <text:p text:style-name="P3"/>
          </draw:line>
        </draw:g>
        <draw:g>
          <draw:line draw:style-name="gr4" draw:text-style-name="P6" draw:layer="layout" svg:x1="5.75cm" svg:y1="4.506cm" svg:x2="6.593cm" svg:y2="4.506cm">
            <text:p text:style-name="P3"/>
          </draw:line>
          <draw:frame draw:style-name="gr41" draw:text-style-name="P8" draw:layer="layout" svg:width="0.986cm" svg:height="0.956cm" svg:x="5.578cm" svg:y="3.637cm">
            <draw:text-box>
              <text:p text:style-name="P3"><text:span text:style-name="T1">32</text:span></text:p>
            </draw:text-box>
          </draw:frame>
          <draw:line draw:style-name="gr4" draw:text-style-name="P6" draw:layer="layout" svg:x1="6.032cm" svg:y1="4.678cm" svg:x2="6.381cm" svg:y2="4.329cm">
            <text:p text:style-name="P3"/>
          </draw:line>
        </draw:g>
        <draw:g>
          <draw:line draw:style-name="gr4" draw:text-style-name="P6" draw:layer="layout" svg:x1="10.14cm" svg:y1="5.482cm" svg:x2="10.983cm" svg:y2="5.482cm">
            <text:p text:style-name="P3"/>
          </draw:line>
          <draw:frame draw:style-name="gr41" draw:text-style-name="P8" draw:layer="layout" svg:width="0.986cm" svg:height="0.956cm" svg:x="10.324cm" svg:y="4.629cm">
            <draw:text-box>
              <text:p text:style-name="P3"><text:span text:style-name="T1">32</text:span></text:p>
            </draw:text-box>
          </draw:frame>
          <draw:line draw:style-name="gr4" draw:text-style-name="P6" draw:layer="layout" svg:x1="10.419cm" svg:y1="5.683cm" svg:x2="10.768cm" svg:y2="5.334cm">
            <text:p text:style-name="P3"/>
          </draw:line>
        </draw:g>
        <draw:frame draw:style-name="gr40" draw:text-style-name="P8" draw:layer="layout" svg:width="2.005cm" svg:height="0.776cm" svg:x="6.585cm" svg:y="4.795cm">
          <draw:text-box>
            <text:p text:style-name="P3"><text:span text:style-name="T1">rd_addr0 </text:span></text:p>
          </draw:text-box>
        </draw:frame>
        <draw:frame draw:style-name="gr40" draw:text-style-name="P8" draw:layer="layout" svg:width="1.907cm" svg:height="0.776cm" svg:x="6.585cm" svg:y="5.595cm">
          <draw:text-box>
            <text:p text:style-name="P3"><text:span text:style-name="T1">rd_addr1</text:span></text:p>
          </draw:text-box>
        </draw:frame>
        <draw:g>
          <draw:line draw:style-name="gr4" draw:text-style-name="P6" draw:layer="layout" svg:x1="5.736cm" svg:y1="6.134cm" svg:x2="6.579cm" svg:y2="6.134cm">
            <text:p text:style-name="P3"/>
          </draw:line>
          <draw:frame draw:style-name="gr41" draw:text-style-name="P8" draw:layer="layout" svg:width="0.986cm" svg:height="0.956cm" svg:x="5.621cm" svg:y="5.381cm">
            <draw:text-box>
              <text:p text:style-name="P3"><text:span text:style-name="T1">5</text:span></text:p>
            </draw:text-box>
          </draw:frame>
          <draw:line draw:style-name="gr4" draw:text-style-name="P6" draw:layer="layout" svg:x1="6.015cm" svg:y1="6.305cm" svg:x2="6.364cm" svg:y2="5.956cm">
            <text:p text:style-name="P3"/>
          </draw:line>
        </draw:g>
        <draw:frame draw:style-name="gr40" draw:text-style-name="P8" draw:layer="layout" svg:width="1.984cm" svg:height="0.776cm" svg:x="8.286cm" svg:y="5.795cm">
          <draw:text-box>
            <text:p text:style-name="P3"><text:span text:style-name="T1">rd_data1 </text:span></text:p>
          </draw:text-box>
        </draw:frame>
        <draw:g>
          <draw:line draw:style-name="gr4" draw:text-style-name="P6" draw:layer="layout" svg:x1="10.14cm" svg:y1="6.282cm" svg:x2="10.983cm" svg:y2="6.282cm">
            <text:p text:style-name="P3"/>
          </draw:line>
          <draw:frame draw:style-name="gr41" draw:text-style-name="P8" draw:layer="layout" svg:width="0.986cm" svg:height="0.956cm" svg:x="10.324cm" svg:y="5.429cm">
            <draw:text-box>
              <text:p text:style-name="P3"><text:span text:style-name="T1">32</text:span></text:p>
            </draw:text-box>
          </draw:frame>
          <draw:line draw:style-name="gr4" draw:text-style-name="P6" draw:layer="layout" svg:x1="10.419cm" svg:y1="6.483cm" svg:x2="10.768cm" svg:y2="6.134cm">
            <text:p text:style-name="P3"/>
          </draw:line>
        </draw:g>
        <draw:frame draw:style-name="gr41" draw:text-style-name="P8" draw:layer="layout" svg:width="0.986cm" svg:height="0.956cm" svg:x="6.721cm" svg:y="8.181cm">
          <draw:text-box>
            <text:p text:style-name="P3"><text:span text:style-name="T1">1</text:span></text:p>
          </draw:text-box>
        </draw:frame>
        <draw:line draw:style-name="gr4" draw:text-style-name="P6" draw:layer="layout" svg:x1="7.115cm" svg:y1="8.905cm" svg:x2="7.464cm" svg:y2="8.556cm">
          <text:p text:style-name="P3"/>
        </draw:line>
        <draw:line draw:style-name="gr4" draw:text-style-name="P6" draw:layer="layout" svg:x1="7.816cm" svg:y1="8.806cm" svg:x2="8.165cm" svg:y2="8.457cm">
          <text:p text:style-name="P3"/>
        </draw:line>
        <draw:frame draw:style-name="gr41" draw:text-style-name="P8" draw:layer="layout" svg:width="0.986cm" svg:height="0.956cm" svg:x="7.321cm" svg:y="8.181cm">
          <draw:text-box>
            <text:p text:style-name="P3"><text:span text:style-name="T1">1</text:span></text:p>
          </draw:text-box>
        </draw:frame>
        <draw:frame draw:style-name="gr2" draw:text-style-name="P4" draw:layer="layout" svg:width="1.594cm" svg:height="0.776cm" draw:transform="rotate (1.52524323331756) translate (6.23cm 10.827cm)">
          <draw:text-box>
            <text:p text:style-name="P3"><text:span text:style-name="T1">rd_en1</text:span></text:p>
          </draw:text-box>
        </draw:frame>
        <draw:frame draw:style-name="gr41" draw:text-style-name="P8" draw:layer="layout" svg:width="0.986cm" svg:height="0.956cm" svg:x="6.121cm" svg:y="8.181cm">
          <draw:text-box>
            <text:p text:style-name="P3"><text:span text:style-name="T1">1</text:span></text:p>
          </draw:text-box>
        </draw:frame>
        <draw:line draw:style-name="gr4" draw:text-style-name="P6" draw:layer="layout" svg:x1="6.711cm" svg:y1="9.334cm" svg:x2="6.711cm" svg:y2="8.113cm">
          <text:p text:style-name="P3"/>
        </draw:line>
        <draw:line draw:style-name="gr4" draw:text-style-name="P6" draw:layer="layout" svg:x1="6.516cm" svg:y1="8.806cm" svg:x2="6.865cm" svg:y2="8.457cm">
          <text:p text:style-name="P3"/>
        </draw:line>
        <draw:frame draw:style-name="gr40" draw:text-style-name="P8" draw:layer="layout" svg:width="1.869cm" svg:height="0.776cm" svg:x="6.585cm" svg:y="6.295cm">
          <draw:text-box>
            <text:p text:style-name="P3"><text:span text:style-name="T1">wr_addr </text:span></text:p>
          </draw:text-box>
        </draw:frame>
        <draw:g>
          <draw:line draw:style-name="gr4" draw:text-style-name="P6" draw:layer="layout" svg:x1="5.736cm" svg:y1="6.834cm" svg:x2="6.579cm" svg:y2="6.834cm">
            <text:p text:style-name="P3"/>
          </draw:line>
          <draw:frame draw:style-name="gr41" draw:text-style-name="P8" draw:layer="layout" svg:width="0.986cm" svg:height="0.956cm" svg:x="5.621cm" svg:y="6.081cm">
            <draw:text-box>
              <text:p text:style-name="P3"><text:span text:style-name="T1">5</text:span></text:p>
            </draw:text-box>
          </draw:frame>
          <draw:line draw:style-name="gr4" draw:text-style-name="P6" draw:layer="layout" svg:x1="6.015cm" svg:y1="7.005cm" svg:x2="6.364cm" svg:y2="6.656cm">
            <text:p text:style-name="P3"/>
          </draw:line>
        </draw:g>
        <draw:g>
          <draw:line draw:style-name="gr4" draw:text-style-name="P6" draw:layer="layout" svg:x1="10.136cm" svg:y1="4.534cm" svg:x2="10.979cm" svg:y2="4.534cm">
            <text:p text:style-name="P3"/>
          </draw:line>
          <draw:frame draw:style-name="gr41" draw:text-style-name="P8" draw:layer="layout" svg:width="0.986cm" svg:height="0.956cm" svg:x="10.021cm" svg:y="3.781cm">
            <draw:text-box>
              <text:p text:style-name="P3"><text:span text:style-name="T1">1</text:span></text:p>
            </draw:text-box>
          </draw:frame>
          <draw:line draw:style-name="gr4" draw:text-style-name="P6" draw:layer="layout" svg:x1="10.415cm" svg:y1="4.705cm" svg:x2="10.764cm" svg:y2="4.356cm">
            <text:p text:style-name="P3"/>
          </draw:line>
        </draw:g>
        <draw:frame draw:style-name="gr40" draw:text-style-name="P8" draw:layer="layout" svg:width="1.319cm" svg:height="0.776cm" svg:x="8.686cm" svg:y="4.095cm">
          <draw:text-box>
            <text:p text:style-name="P3"><text:span text:style-name="T1">valid </text:span></text:p>
          </draw:text-box>
        </draw:frame>
        <draw:line draw:style-name="gr4" draw:text-style-name="P6" draw:layer="layout" svg:x1="9.211cm" svg:y1="9.333cm" svg:x2="9.211cm" svg:y2="8.112cm">
          <text:p text:style-name="P3"/>
        </draw:line>
        <draw:frame draw:style-name="gr2" draw:text-style-name="P4" draw:layer="layout" svg:width="1.48cm" svg:height="0.776cm" draw:transform="rotate (1.58039563768057) translate (9.419cm 10.678cm)">
          <draw:text-box>
            <text:p text:style-name="P3"><text:span text:style-name="T1">reset_</text:span></text:p>
          </draw:text-box>
        </draw:frame>
        <draw:frame draw:style-name="gr2" draw:text-style-name="P4" draw:layer="layout" svg:width="1.311cm" svg:height="0.776cm" draw:transform="rotate (1.59383467292092) translate (8.783cm 10.555cm)">
          <draw:text-box>
            <text:p text:style-name="P3"><text:span text:style-name="T1">clock</text:span></text:p>
          </draw:text-box>
        </draw:frame>
        <draw:line draw:style-name="gr4" draw:text-style-name="P6" draw:layer="layout" svg:x1="9.911cm" svg:y1="9.362cm" svg:x2="9.911cm" svg:y2="8.113cm">
          <text:p text:style-name="P3"/>
        </draw:line>
        <draw:line draw:style-name="gr4" draw:text-style-name="P6" draw:layer="layout" svg:x1="9.911cm" svg:y1="9.391cm" svg:x2="9.911cm" svg:y2="8.114cm">
          <text:p text:style-name="P3"/>
        </draw:line>
        <draw:frame draw:style-name="gr41" draw:text-style-name="P8" draw:layer="layout" svg:width="0.986cm" svg:height="0.956cm" svg:x="8.621cm" svg:y="8.181cm">
          <draw:text-box>
            <text:p text:style-name="P3"><text:span text:style-name="T1">1</text:span></text:p>
          </draw:text-box>
        </draw:frame>
        <draw:line draw:style-name="gr4" draw:text-style-name="P6" draw:layer="layout" svg:x1="9.015cm" svg:y1="8.905cm" svg:x2="9.364cm" svg:y2="8.556cm">
          <text:p text:style-name="P3"/>
        </draw:line>
        <draw:line draw:style-name="gr4" draw:text-style-name="P6" draw:layer="layout" svg:x1="9.716cm" svg:y1="8.806cm" svg:x2="10.065cm" svg:y2="8.457cm">
          <text:p text:style-name="P3"/>
        </draw:line>
        <draw:frame draw:style-name="gr41" draw:text-style-name="P8" draw:layer="layout" svg:width="0.986cm" svg:height="0.956cm" svg:x="9.221cm" svg:y="8.181cm">
          <draw:text-box>
            <text:p text:style-name="P3"><text:span text:style-name="T1">1</text:span></text:p>
          </draw:text-box>
        </draw:frame>
        <draw:frame draw:style-name="gr39" draw:text-style-name="P8" draw:layer="layout" svg:width="1.523cm" svg:height="0.776cm" draw:transform="rotate (1.52471963454196) translate (8.13cm 10.492cm)">
          <draw:text-box>
            <text:p text:style-name="P3"><text:span text:style-name="T1">clear</text:span></text:p>
          </draw:text-box>
        </draw:frame>
        <draw:frame draw:style-name="gr41" draw:text-style-name="P8" draw:layer="layout" svg:width="0.986cm" svg:height="0.956cm" svg:x="8.021cm" svg:y="8.181cm">
          <draw:text-box>
            <text:p text:style-name="P3"><text:span text:style-name="T1">1</text:span></text:p>
          </draw:text-box>
        </draw:frame>
        <draw:line draw:style-name="gr4" draw:text-style-name="P6" draw:layer="layout" svg:x1="8.611cm" svg:y1="9.334cm" svg:x2="8.611cm" svg:y2="8.113cm">
          <text:p text:style-name="P3"/>
        </draw:line>
        <draw:line draw:style-name="gr4" draw:text-style-name="P6" draw:layer="layout" svg:x1="8.416cm" svg:y1="8.806cm" svg:x2="8.765cm" svg:y2="8.457cm">
          <text:p text:style-name="P3"/>
        </draw:line>
      </draw:page>
      <draw:page draw:name="page6" draw:style-name="dp1" draw:master-page-name="Default">
        <office:forms form:automatic-focus="false" form:apply-design-mode="false"/>
        <draw:rect draw:style-name="gr4" draw:text-style-name="P6" draw:layer="layout" svg:width="4.733cm" svg:height="3.299cm" svg:x="6.543cm" svg:y="2.977cm">
          <text:p text:style-name="P3"/>
        </draw:rect>
        <draw:frame draw:style-name="gr41" draw:text-style-name="P8" draw:layer="layout" svg:width="1.827cm" svg:height="0.956cm" svg:x="9.459cm" svg:y="2.96cm">
          <draw:text-box>
            <text:p text:style-name="P3"><text:span text:style-name="T1">CC logic</text:span></text:p>
          </draw:text-box>
        </draw:frame>
        <draw:frame draw:style-name="gr40" draw:text-style-name="P8" draw:layer="layout" svg:width="1.611cm" svg:height="0.776cm" svg:x="4.017cm" svg:y="3.502cm">
          <draw:text-box>
            <text:p text:style-name="P3"><text:span text:style-name="T1">alu.Co </text:span></text:p>
          </draw:text-box>
        </draw:frame>
        <draw:frame draw:style-name="gr2" draw:text-style-name="P5" draw:layer="layout" svg:width="6.814cm" svg:height="0.988cm" svg:x="1cm" svg:y="1cm">
          <draw:text-box>
            <text:p text:style-name="P3"><text:span text:style-name="T2">Status register <text:s/>and CC logic </text:span></text:p>
          </draw:text-box>
        </draw:frame>
        <draw:frame draw:style-name="gr40" draw:text-style-name="P8" draw:layer="layout" svg:width="2.335cm" svg:height="0.776cm" draw:transform="rotate (1.58842415223974) translate (9.069cm 8.451cm)">
          <draw:text-box>
            <text:p text:style-name="P3"><text:span text:style-name="T1">id_br_cond </text:span></text:p>
          </draw:text-box>
        </draw:frame>
        <draw:line draw:style-name="gr4" draw:text-style-name="P6" draw:layer="layout" svg:x1="4.98cm" svg:y1="4.074cm" svg:x2="6.537cm" svg:y2="4.074cm">
          <text:p text:style-name="P3"/>
        </draw:line>
        <draw:line draw:style-name="gr4" draw:text-style-name="P6" draw:layer="layout" svg:x1="11.247cm" svg:y1="5.2cm" svg:x2="12.804cm" svg:y2="5.2cm">
          <text:p text:style-name="P3"/>
        </draw:line>
        <draw:frame draw:style-name="gr40" draw:text-style-name="P8" draw:layer="layout" svg:width="2.043cm" svg:height="0.776cm" svg:x="9.438cm" svg:y="4.821cm">
          <draw:text-box>
            <text:p text:style-name="P3"><text:span text:style-name="T1">true/false </text:span></text:p>
          </draw:text-box>
        </draw:frame>
        <draw:frame draw:style-name="gr63" draw:text-style-name="P8" draw:layer="layout" svg:width="8.262cm" svg:height="8.651cm" svg:x="2.973cm" svg:y="9.033cm">
          <draw:text-box>
            <text:p text:style-name="P3"><text:span text:style-name="T1">br_cond can be: <text:s text:c="29"/>CC equations:</text:span></text:p>
            <text:p text:style-name="P3"><text:span text:style-name="T1"><text:s/></text:span><text:span text:style-name="T1">Z <text:s text:c="3"/>=result equal to zero <text:s text:c="18"/>-Z <text:s text:c="11"/></text:span></text:p>
            <text:p text:style-name="P3"><text:span text:style-name="T1">NZ <text:s text:c="2"/>=result not equal to zero <text:s text:c="11"/>-Z' <text:s text:c="16"/></text:span></text:p>
            <text:p text:style-name="P3"><text:span text:style-name="T1">P <text:s text:c="4"/>=result positive <text:s text:c="26"/>-N'Z' <text:s text:c="3"/></text:span></text:p>
            <text:p text:style-name="P3"><text:span text:style-name="T1">N <text:s text:c="4"/>=result negative <text:s text:c="24"/>-N <text:s text:c="3"/></text:span></text:p>
            <text:p text:style-name="P3"><text:span text:style-name="T1">NN <text:s/>=result not negative <text:s text:c="18"/>-N' <text:s text:c="7"/></text:span></text:p>
            <text:p text:style-name="P3"><text:span text:style-name="T1">LT <text:s text:c="3"/>=less than <text:s text:c="32"/>-NV'+N'V</text:span></text:p>
            <text:p text:style-name="P3"><text:span text:style-name="T1">GE <text:s/>=grater or equal <text:s/>than <text:s text:c="15"/>-NV+N'V'</text:span></text:p>
            <text:p text:style-name="P3"><text:span text:style-name="T1">LE <text:s/>=less or equal than <text:s text:c="20"/>-NV'+N'V+Z</text:span></text:p>
            <text:p text:style-name="P3"><text:span text:style-name="T1">GT =grater than <text:s text:c="32"/>-(NV+N'V')Z'</text:span></text:p>
            <text:p text:style-name="P3"><text:span text:style-name="T1">EQ =equal <text:s text:c="40"/>-Z</text:span></text:p>
            <text:p text:style-name="P3"><text:span text:style-name="T1">NE =not equal <text:s text:c="34"/>-Z'</text:span></text:p>
            <text:p text:style-name="P3"><text:span text:style-name="T1"><text:s/></text:span><text:span text:style-name="T1">C=sets Carry <text:s text:c="35"/>-C</text:span></text:p>
            <text:p text:style-name="P3"><text:span text:style-name="T1">NC=clears Carry <text:s text:c="30"/>-C' <text:s/></text:span></text:p>
            <text:p text:style-name="P3"><text:span text:style-name="T1">V =sets overflow <text:s text:c="31"/>-V</text:span></text:p>
            <text:p text:style-name="P3"><text:span text:style-name="T1">NV=clears overflow <text:s text:c="26"/>-V'</text:span></text:p>
          </draw:text-box>
        </draw:frame>
        <draw:line draw:style-name="gr4" draw:text-style-name="P6" draw:layer="layout" svg:x1="9.824cm" svg:y1="6.985cm" svg:x2="10.135cm" svg:y2="6.674cm">
          <text:p text:style-name="P3"/>
        </draw:line>
        <draw:frame draw:style-name="gr2" draw:text-style-name="P4" draw:layer="layout" svg:width="2.936cm" svg:height="0.776cm" svg:x="15.27cm" svg:y="1.858cm">
          <draw:text-box>
            <text:p text:style-name="P3"><text:span text:style-name="T1">status ={NCZV}</text:span></text:p>
          </draw:text-box>
        </draw:frame>
        <draw:frame draw:style-name="gr2" draw:text-style-name="P4" draw:layer="layout" svg:width="1.772cm" svg:height="0.776cm" svg:x="11.155cm" svg:y="4.383cm">
          <draw:text-box>
            <text:p text:style-name="P3"><text:span text:style-name="T1">br_cond</text:span></text:p>
          </draw:text-box>
        </draw:frame>
        <draw:line draw:style-name="gr4" draw:text-style-name="P6" draw:layer="layout" svg:x1="8.725cm" svg:y1="3cm" svg:x2="8.725cm" svg:y2="6.276cm">
          <text:p text:style-name="P3"/>
        </draw:line>
        <draw:frame draw:style-name="gr41" draw:text-style-name="P8" draw:layer="layout" svg:width="1.442cm" svg:height="0.956cm" svg:x="6.959cm" svg:y="2.96cm">
          <draw:text-box>
            <text:p text:style-name="P3"><text:span text:style-name="T1">status</text:span></text:p>
          </draw:text-box>
        </draw:frame>
        <draw:line draw:style-name="gr4" draw:text-style-name="P6" draw:layer="layout" svg:x1="9.964cm" svg:y1="7.244cm" svg:x2="9.964cm" svg:y2="6.3cm">
          <text:p text:style-name="P3"/>
        </draw:line>
        <draw:frame draw:style-name="gr2" draw:text-style-name="P4" draw:layer="layout" svg:width="0.697cm" svg:height="0.776cm" svg:x="10.055cm" svg:y="6.383cm">
          <draw:text-box>
            <text:p text:style-name="P3"><text:span text:style-name="T1">4</text:span></text:p>
          </draw:text-box>
        </draw:frame>
        <draw:line draw:style-name="gr4" draw:text-style-name="P6" draw:layer="layout" svg:x1="4.981cm" svg:y1="4.674cm" svg:x2="6.538cm" svg:y2="4.674cm">
          <text:p text:style-name="P3"/>
        </draw:line>
        <draw:line draw:style-name="gr4" draw:text-style-name="P6" draw:layer="layout" svg:x1="4.982cm" svg:y1="5.274cm" svg:x2="6.539cm" svg:y2="5.274cm">
          <text:p text:style-name="P3"/>
        </draw:line>
        <draw:line draw:style-name="gr4" draw:text-style-name="P6" draw:layer="layout" svg:x1="4.983cm" svg:y1="5.774cm" svg:x2="6.54cm" svg:y2="5.774cm">
          <text:p text:style-name="P3"/>
        </draw:line>
        <draw:frame draw:style-name="gr40" draw:text-style-name="P8" draw:layer="layout" svg:width="1.306cm" svg:height="0.776cm" svg:x="4.018cm" svg:y="4.002cm">
          <draw:text-box>
            <text:p text:style-name="P3"><text:span text:style-name="T1">cc.N </text:span></text:p>
          </draw:text-box>
        </draw:frame>
        <draw:frame draw:style-name="gr40" draw:text-style-name="P8" draw:layer="layout" svg:width="1.171cm" svg:height="0.776cm" svg:x="4.019cm" svg:y="4.502cm">
          <draw:text-box>
            <text:p text:style-name="P3"><text:span text:style-name="T1">cc.Z</text:span></text:p>
          </draw:text-box>
        </draw:frame>
        <draw:frame draw:style-name="gr40" draw:text-style-name="P8" draw:layer="layout" svg:width="1.188cm" svg:height="0.776cm" svg:x="4.02cm" svg:y="5.302cm">
          <draw:text-box>
            <text:p text:style-name="P3"><text:span text:style-name="T1">cc.V</text:span></text:p>
          </draw:text-box>
        </draw:frame>
      </draw:page>
      <draw:page draw:name="page7" draw:style-name="dp1" draw:master-page-name="Default">
        <office:forms form:automatic-focus="false" form:apply-design-mode="false"/>
        <draw:rect draw:style-name="gr4" draw:text-style-name="P6" draw:layer="layout" svg:width="5.323cm" svg:height="4.164cm" svg:x="6.423cm" svg:y="6.337cm">
          <text:p text:style-name="P3"/>
        </draw:rect>
        <draw:frame draw:style-name="gr64" draw:text-style-name="P8" draw:layer="layout" svg:width="1.175cm" svg:height="0.847cm" svg:x="7.724cm" svg:y="6.329cm">
          <draw:text-box>
            <text:p text:style-name="P3"><text:span text:style-name="T1">ALU</text:span></text:p>
          </draw:text-box>
        </draw:frame>
        <draw:frame draw:style-name="gr40" draw:text-style-name="P8" draw:layer="layout" svg:width="1.048cm" svg:height="0.776cm" svg:x="10.664cm" svg:y="9.194cm">
          <draw:text-box>
            <text:p text:style-name="P3"><text:span text:style-name="T1">Co </text:span></text:p>
          </draw:text-box>
        </draw:frame>
        <draw:line draw:style-name="gr4" draw:text-style-name="P6" draw:layer="layout" svg:x1="4.98cm" svg:y1="7.674cm" svg:x2="9.421cm" svg:y2="7.674cm">
          <text:p text:style-name="P3"/>
        </draw:line>
        <draw:line draw:style-name="gr4" draw:text-style-name="P6" draw:layer="layout" svg:x1="4.981cm" svg:y1="9.074cm" svg:x2="9.501cm" svg:y2="9.074cm">
          <text:p text:style-name="P3"/>
        </draw:line>
        <draw:line draw:style-name="gr4" draw:text-style-name="P6" draw:layer="layout" svg:x1="10.383cm" svg:y1="8.374cm" svg:x2="13.339cm" svg:y2="8.374cm">
          <text:p text:style-name="P3"/>
        </draw:line>
        <draw:g>
          <draw:line draw:style-name="gr4" draw:text-style-name="P6" draw:layer="layout" svg:x1="5.509cm" svg:y1="9.201cm" svg:x2="5.82cm" svg:y2="8.89cm">
            <text:p text:style-name="P3"/>
          </draw:line>
        </draw:g>
        <draw:frame draw:style-name="gr2" draw:text-style-name="P4" draw:layer="layout" svg:width="0.993cm" svg:height="0.776cm" svg:x="10.682cm" svg:y="7.457cm">
          <draw:text-box>
            <text:p text:style-name="P3"><text:span text:style-name="T1">rez</text:span></text:p>
          </draw:text-box>
        </draw:frame>
        <draw:line draw:style-name="gr4" draw:text-style-name="P6" draw:layer="layout" svg:x1="12.209cm" svg:y1="8.532cm" svg:x2="12.52cm" svg:y2="8.221cm">
          <text:p text:style-name="P3"/>
        </draw:line>
        <draw:frame draw:style-name="gr41" draw:text-style-name="P8" draw:layer="layout" svg:width="0.986cm" svg:height="0.956cm" svg:x="11.824cm" svg:y="7.429cm">
          <draw:text-box>
            <text:p text:style-name="P3"><text:span text:style-name="T1">32</text:span></text:p>
          </draw:text-box>
        </draw:frame>
        <draw:line draw:style-name="gr4" draw:text-style-name="P6" draw:layer="layout" svg:x1="10.263cm" svg:y1="9.274cm" svg:x2="13.24cm" svg:y2="9.274cm">
          <text:p text:style-name="P3"/>
        </draw:line>
        <draw:frame draw:style-name="gr2" draw:text-style-name="P4" draw:layer="layout" svg:width="2.001cm" svg:height="0.776cm" svg:x="2.966cm" svg:y="8.668cm">
          <draw:text-box>
            <text:p text:style-name="P3"><text:span text:style-name="T1">rf_alu_rf4</text:span></text:p>
          </draw:text-box>
        </draw:frame>
        <draw:frame draw:style-name="gr41" draw:text-style-name="P8" draw:layer="layout" svg:width="0.986cm" svg:height="0.956cm" svg:x="5.024cm" svg:y="8.229cm">
          <draw:text-box>
            <text:p text:style-name="P3"><text:span text:style-name="T1">32</text:span></text:p>
          </draw:text-box>
        </draw:frame>
        <draw:frame draw:style-name="gr41" draw:text-style-name="P8" draw:layer="layout" svg:width="0.986cm" svg:height="0.956cm" svg:x="5.024cm" svg:y="6.829cm">
          <draw:text-box>
            <text:p text:style-name="P3"><text:span text:style-name="T1">32</text:span></text:p>
          </draw:text-box>
        </draw:frame>
        <draw:g>
          <draw:line draw:style-name="gr4" draw:text-style-name="P6" draw:layer="layout" svg:x1="5.51cm" svg:y1="7.802cm" svg:x2="5.821cm" svg:y2="7.491cm">
            <text:p text:style-name="P3"/>
          </draw:line>
        </draw:g>
        <draw:line draw:style-name="gr4" draw:text-style-name="P6" draw:layer="layout" svg:x1="8.418cm" svg:y1="5.603cm" svg:x2="8.418cm" svg:y2="6.301cm">
          <text:p text:style-name="P3"/>
        </draw:line>
        <draw:frame draw:style-name="gr2" draw:text-style-name="P4" draw:layer="layout" svg:width="2.373cm" svg:height="0.776cm" draw:transform="rotate (1.56049888420784) translate (7.595cm 6.187cm)">
          <draw:text-box>
            <text:p text:style-name="P3"><text:span text:style-name="T1">cntl5.op_sel</text:span></text:p>
          </draw:text-box>
        </draw:frame>
        <draw:frame draw:style-name="gr2" draw:text-style-name="P4" draw:layer="layout" svg:width="2.703cm" svg:height="0.776cm" svg:x="1.421cm" svg:y="6.546cm">
          <draw:text-box>
            <text:p text:style-name="P3"><text:span text:style-name="T1">id_alu_id3(16)</text:span></text:p>
          </draw:text-box>
        </draw:frame>
        <draw:frame draw:style-name="gr2" draw:text-style-name="P4" draw:layer="layout" svg:width="2.627cm" svg:height="0.776cm" svg:x="1.564cm" svg:y="7.433cm">
          <draw:text-box>
            <text:p text:style-name="P3"><text:span text:style-name="T1">rf_alu_rf4(32)</text:span></text:p>
          </draw:text-box>
        </draw:frame>
        <draw:frame draw:style-name="gr2" draw:text-style-name="P4" draw:layer="layout" svg:width="0.697cm" svg:height="0.776cm" svg:x="4.366cm" svg:y="6.941cm">
          <draw:text-box>
            <text:p text:style-name="P3"><text:span text:style-name="T1">0</text:span></text:p>
          </draw:text-box>
        </draw:frame>
        <draw:frame draw:style-name="gr2" draw:text-style-name="P4" draw:layer="layout" svg:width="0.697cm" svg:height="0.776cm" svg:x="4.305cm" svg:y="7.541cm">
          <draw:text-box>
            <text:p text:style-name="P3"><text:span text:style-name="T1">1</text:span></text:p>
          </draw:text-box>
        </draw:frame>
        <draw:custom-shape draw:style-name="gr5" draw:text-style-name="P7" draw:layer="layout" svg:width="1.59cm" svg:height="0.468cm" draw:transform="rotate (1.5707963267946) translate (4.465cm 8.464cm)">
          <draw:glue-point draw:id="8" svg:x="-5cm" svg:y="-2.578cm"/>
          <text:p text:style-name="P3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4" draw:layer="layout" svg:width="3.237cm" svg:height="0.776cm" draw:transform="rotate (1.59680173264931) translate (3.985cm 6.718cm)">
          <draw:text-box>
            <text:p text:style-name="P3"><text:span text:style-name="T1">cntl5.src_op1_sel</text:span></text:p>
          </draw:text-box>
        </draw:frame>
        <draw:line draw:style-name="gr4" draw:text-style-name="P6" draw:layer="layout" svg:x1="4.669cm" svg:y1="7.1cm" svg:x2="4.669cm" svg:y2="5.699cm">
          <text:p text:style-name="P3"/>
        </draw:line>
        <draw:line draw:style-name="gr4" draw:text-style-name="P6" draw:layer="layout" svg:x1="3.081cm" svg:y1="8.19cm" svg:x2="4.482cm" svg:y2="8.19cm">
          <text:p text:style-name="P3"/>
        </draw:line>
        <draw:line draw:style-name="gr4" draw:text-style-name="P6" draw:layer="layout" svg:x1="3.082cm" svg:y1="7.39cm" svg:x2="4.483cm" svg:y2="7.39cm">
          <text:p text:style-name="P3"/>
        </draw:line>
        <draw:frame draw:style-name="gr65" draw:text-style-name="P8" draw:layer="layout" svg:width="1.254cm" svg:height="0.776cm" svg:x="6.483cm" svg:y="6.757cm">
          <draw:text-box>
            <text:p text:style-name="P3"><text:span text:style-name="T1">op1</text:span></text:p>
          </draw:text-box>
        </draw:frame>
        <draw:frame draw:style-name="gr2" draw:text-style-name="P4" draw:layer="layout" svg:width="1.086cm" svg:height="0.776cm" svg:x="6.483cm" svg:y="9.057cm">
          <draw:text-box>
            <text:p text:style-name="P3"><text:span text:style-name="T1">op2</text:span></text:p>
          </draw:text-box>
        </draw:frame>
        <draw:frame draw:style-name="gr2" draw:text-style-name="P5" draw:layer="layout" svg:width="5.087cm" svg:height="0.988cm" svg:x="1.001cm" svg:y="1cm">
          <draw:text-box>
            <text:p text:style-name="P3"><text:span text:style-name="T2">Arithmetic Logic Unit </text:span></text:p>
          </draw:text-box>
        </draw:frame>
        <draw:g>
          <draw:glue-point draw:id="4" svg:x="-4.951cm" svg:y="-2.838cm"/>
          <draw:g draw:id="id6">
            <draw:line draw:style-name="gr4" draw:text-style-name="P7" draw:layer="layout" svg:x1="9.499cm" svg:y1="7.452cm" svg:x2="10.424cm" svg:y2="7.85cm">
              <text:p text:style-name="P3"/>
            </draw:line>
            <draw:line draw:style-name="gr4" draw:text-style-name="P7" draw:layer="layout" svg:x1="9.499cm" svg:y1="9.304cm" svg:x2="10.424cm" svg:y2="8.906cm">
              <text:p text:style-name="P3"/>
            </draw:line>
            <draw:line draw:style-name="gr4" draw:text-style-name="P7" draw:layer="layout" svg:x1="10.432cm" svg:y1="7.852cm" svg:x2="10.432cm" svg:y2="8.904cm">
              <text:p text:style-name="P3"/>
            </draw:line>
          </draw:g>
          <draw:g>
            <draw:line draw:style-name="gr4" draw:text-style-name="P7" draw:layer="layout" svg:x1="9.499cm" svg:y1="8.208cm" svg:x2="9.894cm" svg:y2="8.377cm">
              <text:p text:style-name="P3"/>
            </draw:line>
            <draw:line draw:style-name="gr4" draw:text-style-name="P7" draw:layer="layout" svg:x1="9.502cm" svg:y1="8.549cm" svg:x2="9.897cm" svg:y2="8.38cm">
              <text:p text:style-name="P3"/>
            </draw:line>
          </draw:g>
          <draw:connector draw:style-name="gr4" draw:text-style-name="P7" draw:layer="layout" svg:x1="10.432cm" svg:y1="8.378cm" svg:x2="10.432cm" svg:y2="8.378cm" draw:start-shape="id6" draw:end-shape="id6">
            <text:p text:style-name="P3"/>
          </draw:connector>
          <draw:line draw:style-name="gr4" draw:text-style-name="P7" draw:layer="layout" svg:x1="9.499cm" svg:y1="8.551cm" svg:x2="9.499cm" svg:y2="9.305cm">
            <text:p text:style-name="P3"/>
          </draw:line>
          <draw:line draw:style-name="gr4" draw:text-style-name="P7" draw:layer="layout" svg:x1="9.499cm" svg:y1="7.457cm" svg:x2="9.499cm" svg:y2="8.211cm">
            <text:p text:style-name="P3"/>
          </draw:line>
        </draw:g>
        <draw:frame draw:style-name="gr2" draw:text-style-name="P4" draw:layer="layout" svg:width="0.705cm" svg:height="0.776cm" svg:x="9.783cm" svg:y="7.957cm">
          <draw:text-box>
            <text:p text:style-name="P3"><text:span text:style-name="T1">+</text:span></text:p>
          </draw:text-box>
        </draw:frame>
        <draw:line draw:style-name="gr4" draw:text-style-name="P6" draw:layer="layout" svg:x1="10.223cm" svg:y1="9.02cm" svg:x2="10.223cm" svg:y2="9.301cm">
          <text:p text:style-name="P3"/>
        </draw:line>
        <draw:line draw:style-name="gr4" draw:text-style-name="P6" draw:layer="layout" svg:x1="9.918cm" svg:y1="5.603cm" svg:x2="9.918cm" svg:y2="7.577cm">
          <text:p text:style-name="P3"/>
        </draw:line>
        <draw:frame draw:style-name="gr40" draw:text-style-name="P8" draw:layer="layout" svg:width="0.93cm" svg:height="0.776cm" svg:x="9.164cm" svg:y="5.394cm">
          <draw:text-box>
            <text:p text:style-name="P3"><text:span text:style-name="T1">Ci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51cm" fo:page-height="24.89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2-21T13:39:33</meta:creation-date>
    <dc:date>2008-03-13T11:59:01</dc:date>
    <meta:print-date>2008-03-11T10:31:54</meta:print-date>
    <dc:language>en-US</dc:language>
    <meta:editing-cycles>117</meta:editing-cycles>
    <meta:editing-duration>P1DT5H59M25S</meta:editing-duration>
    <meta:user-defined meta:name="Info 1"/>
    <meta:user-defined meta:name="Info 2"/>
    <meta:user-defined meta:name="Info 3"/>
    <meta:user-defined meta:name="Info 4"/>
    <meta:document-statistic meta:object-count="518"/>
  </office:meta>
</office:document-meta>
</file>